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1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1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8306280237548" calcext:value-type="float">
            <text:p>0.608306280237548</text:p>
          </table:table-cell>
          <table:table-cell office:value-type="float" office:value="0.239089042989021" calcext:value-type="float">
            <text:p>0.239089042989021</text:p>
          </table:table-cell>
          <table:table-cell office:value-type="float" office:value="0.104119595961739" calcext:value-type="float">
            <text:p>0.104119595961739</text:p>
          </table:table-cell>
          <table:table-cell office:value-type="float" office:value="0.0183037382349308" calcext:value-type="float">
            <text:p>0.018303738234931</text:p>
          </table:table-cell>
          <table:table-cell office:value-type="float" office:value="0.751612903225806" calcext:value-type="float">
            <text:p>0.751612903225806</text:p>
          </table:table-cell>
          <table:table-cell office:value-type="float" office:value="0.269146608315098" calcext:value-type="float">
            <text:p>0.269146608315098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204741379310345" calcext:value-type="float">
            <text:p>0.20474137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48475122906044" calcext:value-type="float">
            <text:p>0.448475122906044</text:p>
          </table:table-cell>
          <table:table-cell office:value-type="float" office:value="0.17410522704486" calcext:value-type="float">
            <text:p>0.17410522704486</text:p>
          </table:table-cell>
          <table:table-cell office:value-type="float" office:value="0.0826707226709602" calcext:value-type="float">
            <text:p>0.08267072267096</text:p>
          </table:table-cell>
          <table:table-cell office:value-type="float" office:value="0.0176813774521248" calcext:value-type="float">
            <text:p>0.017681377452125</text:p>
          </table:table-cell>
          <table:table-cell office:value-type="float" office:value="0.565714285714286" calcext:value-type="float">
            <text:p>0.565714285714286</text:p>
          </table:table-cell>
          <table:table-cell office:value-type="float" office:value="0.206941431670282" calcext:value-type="float">
            <text:p>0.20694143167028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0321199143469" calcext:value-type="float">
            <text:p>0.15032119914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2568251773164" calcext:value-type="float">
            <text:p>0.402568251773164</text:p>
          </table:table-cell>
          <table:table-cell office:value-type="float" office:value="0.133773654274927" calcext:value-type="float">
            <text:p>0.133773654274927</text:p>
          </table:table-cell>
          <table:table-cell office:value-type="float" office:value="0.11678710233423" calcext:value-type="float">
            <text:p>0.11678710233423</text:p>
          </table:table-cell>
          <table:table-cell office:value-type="float" office:value="0.0232497103832853" calcext:value-type="float">
            <text:p>0.023249710383285</text:p>
          </table:table-cell>
          <table:table-cell office:value-type="float" office:value="0.677142857142857" calcext:value-type="float">
            <text:p>0.677142857142857</text:p>
          </table:table-cell>
          <table:table-cell office:value-type="float" office:value="0.169677419354839" calcext:value-type="float">
            <text:p>0.169677419354839</text:p>
          </table:table-cell>
          <table:table-cell office:value-type="float" office:value="0.285416666666667" calcext:value-type="float">
            <text:p>0.285416666666667</text:p>
          </table:table-cell>
          <table:table-cell office:value-type="float" office:value="0.0881209503239741" calcext:value-type="float">
            <text:p>0.08812095032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69210537744558" calcext:value-type="float">
            <text:p>0.369210537744558</text:p>
          </table:table-cell>
          <table:table-cell office:value-type="float" office:value="0.133250837729703" calcext:value-type="float">
            <text:p>0.133250837729703</text:p>
          </table:table-cell>
          <table:table-cell office:value-type="float" office:value="0.0563572414630336" calcext:value-type="float">
            <text:p>0.056357241463034</text:p>
          </table:table-cell>
          <table:table-cell office:value-type="float" office:value="0.00972512638858293" calcext:value-type="float">
            <text:p>0.009725126388583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150752688172043" calcext:value-type="float">
            <text:p>0.150752688172043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0.113852813852814" calcext:value-type="float">
            <text:p>0.1138528138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6486908225793" calcext:value-type="float">
            <text:p>0.66486908225793</text:p>
          </table:table-cell>
          <table:table-cell office:value-type="float" office:value="0.299229643459354" calcext:value-type="float">
            <text:p>0.299229643459354</text:p>
          </table:table-cell>
          <table:table-cell office:value-type="float" office:value="0.0454905012145024" calcext:value-type="float">
            <text:p>0.045490501214502</text:p>
          </table:table-cell>
          <table:table-cell office:value-type="float" office:value="0.0349200848438348" calcext:value-type="float">
            <text:p>0.034920084843835</text:p>
          </table:table-cell>
          <table:table-cell office:value-type="float" office:value="0.74" calcext:value-type="float">
            <text:p>0.74</text:p>
          </table:table-cell>
          <table:table-cell office:value-type="float" office:value="0.361473684210526" calcext:value-type="float">
            <text:p>0.36147368421052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37100213219616" calcext:value-type="float">
            <text:p>0.2371002132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461693121759119" calcext:value-type="float">
            <text:p>0.461693121759119</text:p>
          </table:table-cell>
          <table:table-cell office:value-type="float" office:value="0.161756958728985" calcext:value-type="float">
            <text:p>0.161756958728985</text:p>
          </table:table-cell>
          <table:table-cell office:value-type="float" office:value="0.094979593569611" calcext:value-type="float">
            <text:p>0.094979593569611</text:p>
          </table:table-cell>
          <table:table-cell office:value-type="float" office:value="0.0396695843135433" calcext:value-type="float">
            <text:p>0.039669584313543</text:p>
          </table:table-cell>
          <table:table-cell office:value-type="float" office:value="0.6" calcext:value-type="float">
            <text:p>0.6</text:p>
          </table:table-cell>
          <table:table-cell office:value-type="float" office:value="0.222961373390558" calcext:value-type="float">
            <text:p>0.222961373390558</text:p>
          </table:table-cell>
          <table:table-cell office:value-type="float" office:value="0.288636363636364" calcext:value-type="float">
            <text:p>0.288636363636364</text:p>
          </table:table-cell>
          <table:table-cell office:value-type="float" office:value="0.0782894736842105" calcext:value-type="float">
            <text:p>0.07828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9289006210775" calcext:value-type="float">
            <text:p>0.309289006210775</text:p>
          </table:table-cell>
          <table:table-cell office:value-type="float" office:value="0.0855443849507216" calcext:value-type="float">
            <text:p>0.085544384950722</text:p>
          </table:table-cell>
          <table:table-cell office:value-type="float" office:value="0.0631597680124231" calcext:value-type="float">
            <text:p>0.063159768012423</text:p>
          </table:table-cell>
          <table:table-cell office:value-type="float" office:value="0.0236266619175074" calcext:value-type="float">
            <text:p>0.023626661917507</text:p>
          </table:table-cell>
          <table:table-cell office:value-type="float" office:value="0.404255319148936" calcext:value-type="float">
            <text:p>0.404255319148936</text:p>
          </table:table-cell>
          <table:table-cell office:value-type="float" office:value="0.132104121475054" calcext:value-type="float">
            <text:p>0.132104121475054</text:p>
          </table:table-cell>
          <table:table-cell office:value-type="float" office:value="0.219354838709677" calcext:value-type="float">
            <text:p>0.219354838709677</text:p>
          </table:table-cell>
          <table:table-cell office:value-type="float" office:value="0.0442516268980477" calcext:value-type="float">
            <text:p>0.04425162689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7645528057166" calcext:value-type="float">
            <text:p>0.27645528057166</text:p>
          </table:table-cell>
          <table:table-cell office:value-type="float" office:value="0.0783517124950261" calcext:value-type="float">
            <text:p>0.078351712495026</text:p>
          </table:table-cell>
          <table:table-cell office:value-type="float" office:value="0.0599210190783895" calcext:value-type="float">
            <text:p>0.05992101907839</text:p>
          </table:table-cell>
          <table:table-cell office:value-type="float" office:value="0.0349030365659807" calcext:value-type="float">
            <text:p>0.034903036565981</text:p>
          </table:table-cell>
          <table:table-cell office:value-type="float" office:value="0.391891891891892" calcext:value-type="float">
            <text:p>0.391891891891892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5757575757576" calcext:value-type="float">
            <text:p>0.175757575757576</text:p>
          </table:table-cell>
          <table:table-cell office:value-type="float" office:value="0.046304347826087" calcext:value-type="float">
            <text:p>0.04630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7530601277598" calcext:value-type="float">
            <text:p>0.567530601277598</text:p>
          </table:table-cell>
          <table:table-cell office:value-type="float" office:value="0.227387201079179" calcext:value-type="float">
            <text:p>0.227387201079179</text:p>
          </table:table-cell>
          <table:table-cell office:value-type="float" office:value="0.0633071644413175" calcext:value-type="float">
            <text:p>0.063307164441318</text:p>
          </table:table-cell>
          <table:table-cell office:value-type="float" office:value="0.0407349093454527" calcext:value-type="float">
            <text:p>0.040734909345453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286492374727669" calcext:value-type="float">
            <text:p>0.286492374727669</text:p>
          </table:table-cell>
          <table:table-cell office:value-type="float" office:value="0.490322580645161" calcext:value-type="float">
            <text:p>0.490322580645161</text:p>
          </table:table-cell>
          <table:table-cell office:value-type="float" office:value="0.164592274678112" calcext:value-type="float">
            <text:p>0.16459227467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98035531564812" calcext:value-type="float">
            <text:p>0.398035531564812</text:p>
          </table:table-cell>
          <table:table-cell office:value-type="float" office:value="0.163109580543585" calcext:value-type="float">
            <text:p>0.163109580543585</text:p>
          </table:table-cell>
          <table:table-cell office:value-type="float" office:value="0.102543128095923" calcext:value-type="float">
            <text:p>0.102543128095923</text:p>
          </table:table-cell>
          <table:table-cell office:value-type="float" office:value="0.0408390930668467" calcext:value-type="float">
            <text:p>0.040839093066847</text:p>
          </table:table-cell>
          <table:table-cell office:value-type="float" office:value="0.561290322580645" calcext:value-type="float">
            <text:p>0.561290322580645</text:p>
          </table:table-cell>
          <table:table-cell office:value-type="float" office:value="0.216008771929825" calcext:value-type="float">
            <text:p>0.216008771929825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106813186813187" calcext:value-type="float">
            <text:p>0.1068131868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5579612244823" calcext:value-type="float">
            <text:p>0.335579612244823</text:p>
          </table:table-cell>
          <table:table-cell office:value-type="float" office:value="0.109832520205908" calcext:value-type="float">
            <text:p>0.109832520205908</text:p>
          </table:table-cell>
          <table:table-cell office:value-type="float" office:value="0.0900865339350489" calcext:value-type="float">
            <text:p>0.090086533935049</text:p>
          </table:table-cell>
          <table:table-cell office:value-type="float" office:value="0.0367514674003201" calcext:value-type="float">
            <text:p>0.0367514674003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192424242424242" calcext:value-type="float">
            <text:p>0.192424242424242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0718614718614719" calcext:value-type="float">
            <text:p>0.0718614718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204386251101" calcext:value-type="float">
            <text:p>0.28204386251101</text:p>
          </table:table-cell>
          <table:table-cell office:value-type="float" office:value="0.0857634637201332" calcext:value-type="float">
            <text:p>0.085763463720133</text:p>
          </table:table-cell>
          <table:table-cell office:value-type="float" office:value="0.0719424136218025" calcext:value-type="float">
            <text:p>0.071942413621803</text:p>
          </table:table-cell>
          <table:table-cell office:value-type="float" office:value="0.0219239028779755" calcext:value-type="float">
            <text:p>0.021923902877976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39139784946237" calcext:value-type="float">
            <text:p>0.139139784946237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2807886612141" calcext:value-type="float">
            <text:p>0.602807886612141</text:p>
          </table:table-cell>
          <table:table-cell office:value-type="float" office:value="0.238322925554612" calcext:value-type="float">
            <text:p>0.238322925554612</text:p>
          </table:table-cell>
          <table:table-cell office:value-type="float" office:value="0.12905289702273" calcext:value-type="float">
            <text:p>0.12905289702273</text:p>
          </table:table-cell>
          <table:table-cell office:value-type="float" office:value="0.0450967813882286" calcext:value-type="float">
            <text:p>0.04509678138822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20043572984749" calcext:value-type="float">
            <text:p>0.3200435729847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162632696390658" calcext:value-type="float">
            <text:p>0.16263269639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05342812076569" calcext:value-type="float">
            <text:p>0.305342812076569</text:p>
          </table:table-cell>
          <table:table-cell office:value-type="float" office:value="0.0991725240818053" calcext:value-type="float">
            <text:p>0.099172524081805</text:p>
          </table:table-cell>
          <table:table-cell office:value-type="float" office:value="0.0940353947760014" calcext:value-type="float">
            <text:p>0.094035394776001</text:p>
          </table:table-cell>
          <table:table-cell office:value-type="float" office:value="0.0468966930774414" calcext:value-type="float">
            <text:p>0.046896693077441</text:p>
          </table:table-cell>
          <table:table-cell office:value-type="float" office:value="0.503448275862069" calcext:value-type="float">
            <text:p>0.503448275862069</text:p>
          </table:table-cell>
          <table:table-cell office:value-type="float" office:value="0.178131634819533" calcext:value-type="float">
            <text:p>0.17813163481953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374468085106383" calcext:value-type="float">
            <text:p>0.03744680851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44943833156486" calcext:value-type="float">
            <text:p>0.244943833156486</text:p>
          </table:table-cell>
          <table:table-cell office:value-type="float" office:value="0.0758172258327751" calcext:value-type="float">
            <text:p>0.075817225832775</text:p>
          </table:table-cell>
          <table:table-cell office:value-type="float" office:value="0.0778040260065831" calcext:value-type="float">
            <text:p>0.077804026006583</text:p>
          </table:table-cell>
          <table:table-cell office:value-type="float" office:value="0.0357510299048218" calcext:value-type="float">
            <text:p>0.035751029904822</text:p>
          </table:table-cell>
          <table:table-cell office:value-type="float" office:value="0.375757575757576" calcext:value-type="float">
            <text:p>0.375757575757576</text:p>
          </table:table-cell>
          <table:table-cell office:value-type="float" office:value="0.166381156316916" calcext:value-type="float">
            <text:p>0.166381156316916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373931623931624" calcext:value-type="float">
            <text:p>0.03739316239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60898595948357" calcext:value-type="float">
            <text:p>0.260898595948357</text:p>
          </table:table-cell>
          <table:table-cell office:value-type="float" office:value="0.0818811710383926" calcext:value-type="float">
            <text:p>0.081881171038393</text:p>
          </table:table-cell>
          <table:table-cell office:value-type="float" office:value="0.0738228999405708" calcext:value-type="float">
            <text:p>0.073822899940571</text:p>
          </table:table-cell>
          <table:table-cell office:value-type="float" office:value="0.0389360333591883" calcext:value-type="float">
            <text:p>0.038936033359188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0.157327586206897" calcext:value-type="float">
            <text:p>0.1573275862068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20824295010846" calcext:value-type="float">
            <text:p>0.04208242950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0039074998752" calcext:value-type="float">
            <text:p>0.650039074998752</text:p>
          </table:table-cell>
          <table:table-cell office:value-type="float" office:value="0.23523966042961" calcext:value-type="float">
            <text:p>0.23523966042961</text:p>
          </table:table-cell>
          <table:table-cell office:value-type="float" office:value="0.132685940942304" calcext:value-type="float">
            <text:p>0.132685940942304</text:p>
          </table:table-cell>
          <table:table-cell office:value-type="float" office:value="0.0466206034064059" calcext:value-type="float">
            <text:p>0.0466206034064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1282051282051" calcext:value-type="float">
            <text:p>0.301282051282051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17198275862069" calcext:value-type="float">
            <text:p>0.1719827586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69370872889423" calcext:value-type="float">
            <text:p>0.469370872889423</text:p>
          </table:table-cell>
          <table:table-cell office:value-type="float" office:value="0.142251511159497" calcext:value-type="float">
            <text:p>0.142251511159497</text:p>
          </table:table-cell>
          <table:table-cell office:value-type="float" office:value="0.0836828776396229" calcext:value-type="float">
            <text:p>0.083682877639623</text:p>
          </table:table-cell>
          <table:table-cell office:value-type="float" office:value="0.0337145845643873" calcext:value-type="float">
            <text:p>0.03371458456438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212200435729847" calcext:value-type="float">
            <text:p>0.212200435729847</text:p>
          </table:table-cell>
          <table:table-cell office:value-type="float" office:value="0.289189189189189" calcext:value-type="float">
            <text:p>0.289189189189189</text:p>
          </table:table-cell>
          <table:table-cell office:value-type="float" office:value="0.0963519313304721" calcext:value-type="float">
            <text:p>0.0963519313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82267643673894" calcext:value-type="float">
            <text:p>0.382267643673894</text:p>
          </table:table-cell>
          <table:table-cell office:value-type="float" office:value="0.10846265647475" calcext:value-type="float">
            <text:p>0.10846265647475</text:p>
          </table:table-cell>
          <table:table-cell office:value-type="float" office:value="0.0685736206676728" calcext:value-type="float">
            <text:p>0.068573620667673</text:p>
          </table:table-cell>
          <table:table-cell office:value-type="float" office:value="0.0235108225416398" calcext:value-type="float">
            <text:p>0.02351082254164</text:p>
          </table:table-cell>
          <table:table-cell office:value-type="float" office:value="0.510714285714286" calcext:value-type="float">
            <text:p>0.510714285714286</text:p>
          </table:table-cell>
          <table:table-cell office:value-type="float" office:value="0.154449152542373" calcext:value-type="float">
            <text:p>0.154449152542373</text:p>
          </table:table-cell>
          <table:table-cell office:value-type="float" office:value="0.3" calcext:value-type="float">
            <text:p>0.3</text:p>
          </table:table-cell>
          <table:table-cell office:value-type="float" office:value="0.0607375271149675" calcext:value-type="float">
            <text:p>0.06073752711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1235493513445" calcext:value-type="float">
            <text:p>0.31235493513445</text:p>
          </table:table-cell>
          <table:table-cell office:value-type="float" office:value="0.0833517102807413" calcext:value-type="float">
            <text:p>0.083351710280741</text:p>
          </table:table-cell>
          <table:table-cell office:value-type="float" office:value="0.0925023877550889" calcext:value-type="float">
            <text:p>0.092502387755089</text:p>
          </table:table-cell>
          <table:table-cell office:value-type="float" office:value="0.0248341527151326" calcext:value-type="float">
            <text:p>0.024834152715133</text:p>
          </table:table-cell>
          <table:table-cell office:value-type="float" office:value="0.525581395348837" calcext:value-type="float">
            <text:p>0.525581395348837</text:p>
          </table:table-cell>
          <table:table-cell office:value-type="float" office:value="0.138949671772429" calcext:value-type="float">
            <text:p>0.138949671772429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037719298245614" calcext:value-type="float">
            <text:p>0.03771929824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6355663101837" calcext:value-type="float">
            <text:p>0.696355663101837</text:p>
          </table:table-cell>
          <table:table-cell office:value-type="float" office:value="0.255728794287166" calcext:value-type="float">
            <text:p>0.255728794287166</text:p>
          </table:table-cell>
          <table:table-cell office:value-type="float" office:value="0.0645393167222772" calcext:value-type="float">
            <text:p>0.064539316722277</text:p>
          </table:table-cell>
          <table:table-cell office:value-type="float" office:value="0.0297696067110861" calcext:value-type="float">
            <text:p>0.029769606711086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99357601713062" calcext:value-type="float">
            <text:p>0.299357601713062</text:p>
          </table:table-cell>
          <table:table-cell office:value-type="float" office:value="0.574074074074074" calcext:value-type="float">
            <text:p>0.574074074074074</text:p>
          </table:table-cell>
          <table:table-cell office:value-type="float" office:value="0.213107822410148" calcext:value-type="float">
            <text:p>0.21310782241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19861308514941" calcext:value-type="float">
            <text:p>0.319861308514941</text:p>
          </table:table-cell>
          <table:table-cell office:value-type="float" office:value="0.0760882062677995" calcext:value-type="float">
            <text:p>0.0760882062678</text:p>
          </table:table-cell>
          <table:table-cell office:value-type="float" office:value="0.0857132204726022" calcext:value-type="float">
            <text:p>0.085713220472602</text:p>
          </table:table-cell>
          <table:table-cell office:value-type="float" office:value="0.0152762062425257" calcext:value-type="float">
            <text:p>0.015276206242526</text:p>
          </table:table-cell>
          <table:table-cell office:value-type="float" office:value="0.508571428571429" calcext:value-type="float">
            <text:p>0.508571428571429</text:p>
          </table:table-cell>
          <table:table-cell office:value-type="float" office:value="0.101077586206897" calcext:value-type="float">
            <text:p>0.10107758620689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0508733624454149" calcext:value-type="float">
            <text:p>0.05087336244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4148978825494" calcext:value-type="float">
            <text:p>0.334148978825494</text:p>
          </table:table-cell>
          <table:table-cell office:value-type="float" office:value="0.0954511363926567" calcext:value-type="float">
            <text:p>0.095451136392657</text:p>
          </table:table-cell>
          <table:table-cell office:value-type="float" office:value="0.117451865747649" calcext:value-type="float">
            <text:p>0.117451865747649</text:p>
          </table:table-cell>
          <table:table-cell office:value-type="float" office:value="0.0540674132990245" calcext:value-type="float">
            <text:p>0.0540674132990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221019108280255" calcext:value-type="float">
            <text:p>0.221019108280255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41379310344828" calcext:value-type="float">
            <text:p>0.02413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49055085554832" calcext:value-type="float">
            <text:p>0.249055085554832</text:p>
          </table:table-cell>
          <table:table-cell office:value-type="float" office:value="0.0568781849312789" calcext:value-type="float">
            <text:p>0.056878184931279</text:p>
          </table:table-cell>
          <table:table-cell office:value-type="float" office:value="0.0921646829976081" calcext:value-type="float">
            <text:p>0.092164682997608</text:p>
          </table:table-cell>
          <table:table-cell office:value-type="float" office:value="0.0115909537271726" calcext:value-type="float">
            <text:p>0.01159095372717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0834042553191489" calcext:value-type="float">
            <text:p>0.08340425531914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418103448275862" calcext:value-type="float">
            <text:p>0.0418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5030043465073" calcext:value-type="float">
            <text:p>0.595030043465073</text:p>
          </table:table-cell>
          <table:table-cell office:value-type="float" office:value="0.21832498222982" calcext:value-type="float">
            <text:p>0.21832498222982</text:p>
          </table:table-cell>
          <table:table-cell office:value-type="float" office:value="0.105318268825322" calcext:value-type="float">
            <text:p>0.105318268825322</text:p>
          </table:table-cell>
          <table:table-cell office:value-type="float" office:value="0.0530254379709645" calcext:value-type="float">
            <text:p>0.053025437970965</text:p>
          </table:table-cell>
          <table:table-cell office:value-type="float" office:value="0.793939393939394" calcext:value-type="float">
            <text:p>0.793939393939394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448780487804878" calcext:value-type="float">
            <text:p>0.448780487804878</text:p>
          </table:table-cell>
          <table:table-cell office:value-type="float" office:value="0.140958605664488" calcext:value-type="float">
            <text:p>0.140958605664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89182086410578" calcext:value-type="float">
            <text:p>0.389182086410578</text:p>
          </table:table-cell>
          <table:table-cell office:value-type="float" office:value="0.121467682373975" calcext:value-type="float">
            <text:p>0.121467682373975</text:p>
          </table:table-cell>
          <table:table-cell office:value-type="float" office:value="0.151638683296467" calcext:value-type="float">
            <text:p>0.151638683296467</text:p>
          </table:table-cell>
          <table:table-cell office:value-type="float" office:value="0.056325618192512" calcext:value-type="float">
            <text:p>0.056325618192512</text:p>
          </table:table-cell>
          <table:table-cell office:value-type="float" office:value="0.691428571428571" calcext:value-type="float">
            <text:p>0.691428571428571</text:p>
          </table:table-cell>
          <table:table-cell office:value-type="float" office:value="0.271827956989247" calcext:value-type="float">
            <text:p>0.27182795698924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0644251626898048" calcext:value-type="float">
            <text:p>0.06442516268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2795936138162" calcext:value-type="float">
            <text:p>0.292795936138162</text:p>
          </table:table-cell>
          <table:table-cell office:value-type="float" office:value="0.0766066112804685" calcext:value-type="float">
            <text:p>0.076606611280469</text:p>
          </table:table-cell>
          <table:table-cell office:value-type="float" office:value="0.0710630391789881" calcext:value-type="float">
            <text:p>0.071063039178988</text:p>
          </table:table-cell>
          <table:table-cell office:value-type="float" office:value="0.0260784179425518" calcext:value-type="float">
            <text:p>0.026078417942552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150542299349241" calcext:value-type="float">
            <text:p>0.150542299349241</text:p>
          </table:table-cell>
          <table:table-cell office:value-type="float" office:value="0.202439024390244" calcext:value-type="float">
            <text:p>0.202439024390244</text:p>
          </table:table-cell>
          <table:table-cell office:value-type="float" office:value="0.0457516339869281" calcext:value-type="float">
            <text:p>0.045751633986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387051616295" calcext:value-type="float">
            <text:p>0.28387051616295</text:p>
          </table:table-cell>
          <table:table-cell office:value-type="float" office:value="0.0580339160549217" calcext:value-type="float">
            <text:p>0.058033916054922</text:p>
          </table:table-cell>
          <table:table-cell office:value-type="float" office:value="0.0760317710758538" calcext:value-type="float">
            <text:p>0.076031771075854</text:p>
          </table:table-cell>
          <table:table-cell office:value-type="float" office:value="0.0124759230817695" calcext:value-type="float">
            <text:p>0.01247592308177</text:p>
          </table:table-cell>
          <table:table-cell office:value-type="float" office:value="0.417073170731707" calcext:value-type="float">
            <text:p>0.417073170731707</text:p>
          </table:table-cell>
          <table:table-cell office:value-type="float" office:value="0.0795154185022026" calcext:value-type="float">
            <text:p>0.079515418502203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0372549019607843" calcext:value-type="float">
            <text:p>0.03725490196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299652746634" calcext:value-type="float">
            <text:p>0.587299652746634</text:p>
          </table:table-cell>
          <table:table-cell office:value-type="float" office:value="0.204429935507566" calcext:value-type="float">
            <text:p>0.204429935507566</text:p>
          </table:table-cell>
          <table:table-cell office:value-type="float" office:value="0.147542117916244" calcext:value-type="float">
            <text:p>0.147542117916244</text:p>
          </table:table-cell>
          <table:table-cell office:value-type="float" office:value="0.0756809214521184" calcext:value-type="float">
            <text:p>0.0756809214521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0217391304348" calcext:value-type="float">
            <text:p>0.330217391304348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0505422993492408" calcext:value-type="float">
            <text:p>0.05054229934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2221340450253" calcext:value-type="float">
            <text:p>0.282221340450253</text:p>
          </table:table-cell>
          <table:table-cell office:value-type="float" office:value="0.0583649526852643" calcext:value-type="float">
            <text:p>0.058364952685264</text:p>
          </table:table-cell>
          <table:table-cell office:value-type="float" office:value="0.101531191950173" calcext:value-type="float">
            <text:p>0.101531191950173</text:p>
          </table:table-cell>
          <table:table-cell office:value-type="float" office:value="0.0225905070879807" calcext:value-type="float">
            <text:p>0.022590507087981</text:p>
          </table:table-cell>
          <table:table-cell office:value-type="float" office:value="0.471052631578947" calcext:value-type="float">
            <text:p>0.471052631578947</text:p>
          </table:table-cell>
          <table:table-cell office:value-type="float" office:value="0.128354978354978" calcext:value-type="float">
            <text:p>0.12835497835497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0398706896551724" calcext:value-type="float">
            <text:p>0.039870689655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1735147796215" calcext:value-type="float">
            <text:p>0.331735147796215</text:p>
          </table:table-cell>
          <table:table-cell office:value-type="float" office:value="0.0920638181981719" calcext:value-type="float">
            <text:p>0.092063818198172</text:p>
          </table:table-cell>
          <table:table-cell office:value-type="float" office:value="0.167984935947231" calcext:value-type="float">
            <text:p>0.167984935947231</text:p>
          </table:table-cell>
          <table:table-cell office:value-type="float" office:value="0.0812938171197573" calcext:value-type="float">
            <text:p>0.0812938171197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62770562770563" calcext:value-type="float">
            <text:p>0.26277056277056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297872340425532" calcext:value-type="float">
            <text:p>0.0297872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317532494373914" calcext:value-type="float">
            <text:p>0.317532494373914</text:p>
          </table:table-cell>
          <table:table-cell office:value-type="float" office:value="0.0823380632521419" calcext:value-type="float">
            <text:p>0.082338063252142</text:p>
          </table:table-cell>
          <table:table-cell office:value-type="float" office:value="0.131615026463309" calcext:value-type="float">
            <text:p>0.131615026463309</text:p>
          </table:table-cell>
          <table:table-cell office:value-type="float" office:value="0.0569633916995586" calcext:value-type="float">
            <text:p>0.056963391699559</text:p>
          </table:table-cell>
          <table:table-cell office:value-type="float" office:value="0.637142857142857" calcext:value-type="float">
            <text:p>0.637142857142857</text:p>
          </table:table-cell>
          <table:table-cell office:value-type="float" office:value="0.243440860215054" calcext:value-type="float">
            <text:p>0.243440860215054</text:p>
          </table:table-cell>
          <table:table-cell office:value-type="float" office:value="0.127027027027027" calcext:value-type="float">
            <text:p>0.127027027027027</text:p>
          </table:table-cell>
          <table:table-cell office:value-type="float" office:value="0.0307017543859649" calcext:value-type="float">
            <text:p>0.03070175438596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8016176059723" calcext:value-type="float">
            <text:p>0.988016176059723</text:p>
          </table:table-cell>
          <table:table-cell office:value-type="float" office:value="0.779327300508146" calcext:value-type="float">
            <text:p>0.779327300508146</text:p>
          </table:table-cell>
          <table:table-cell office:value-type="float" office:value="0.0139728188436584" calcext:value-type="float">
            <text:p>0.013972818843658</text:p>
          </table:table-cell>
          <table:table-cell office:value-type="float" office:value="0.0697155695846089" calcext:value-type="float">
            <text:p>0.069715569584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0.722246220302376" calcext:value-type="float">
            <text:p>0.7222462203023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422979472822" calcext:value-type="float">
            <text:p>0.940422979472822</text:p>
          </table:table-cell>
          <table:table-cell office:value-type="float" office:value="0.505105197498285" calcext:value-type="float">
            <text:p>0.505105197498285</text:p>
          </table:table-cell>
          <table:table-cell office:value-type="float" office:value="0.0278604920299258" calcext:value-type="float">
            <text:p>0.027860492029926</text:p>
          </table:table-cell>
          <table:table-cell office:value-type="float" office:value="0.0209079826134355" calcext:value-type="float">
            <text:p>0.020907982613436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0.533693304535637" calcext:value-type="float">
            <text:p>0.53369330453563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56896551724138" calcext:value-type="float">
            <text:p>0.4568965517241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029431956271" calcext:value-type="float">
            <text:p>0.82029431956271</text:p>
          </table:table-cell>
          <table:table-cell office:value-type="float" office:value="0.375463638897862" calcext:value-type="float">
            <text:p>0.375463638897862</text:p>
          </table:table-cell>
          <table:table-cell office:value-type="float" office:value="0.0583461539892688" calcext:value-type="float">
            <text:p>0.058346153989269</text:p>
          </table:table-cell>
          <table:table-cell office:value-type="float" office:value="0.0197178254692566" calcext:value-type="float">
            <text:p>0.019717825469257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0.401279317697228" calcext:value-type="float">
            <text:p>0.401279317697228</text:p>
          </table:table-cell>
          <table:table-cell office:value-type="float" office:value="0.7" calcext:value-type="float">
            <text:p>0.7</text:p>
          </table:table-cell>
          <table:table-cell office:value-type="float" office:value="0.338972162740899" calcext:value-type="float">
            <text:p>0.3389721627408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59018584318361" calcext:value-type="float">
            <text:p>0.759018584318361</text:p>
          </table:table-cell>
          <table:table-cell office:value-type="float" office:value="0.316595642556734" calcext:value-type="float">
            <text:p>0.316595642556734</text:p>
          </table:table-cell>
          <table:table-cell office:value-type="float" office:value="0.0653018862837831" calcext:value-type="float">
            <text:p>0.065301886283783</text:p>
          </table:table-cell>
          <table:table-cell office:value-type="float" office:value="0.023407962319541" calcext:value-type="float">
            <text:p>0.023407962319541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363238512035011" calcext:value-type="float">
            <text:p>0.3632385120350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91973969631236" calcext:value-type="float">
            <text:p>0.29197396963123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77452339217" calcext:value-type="float">
            <text:p>0.99677452339217</text:p>
          </table:table-cell>
          <table:table-cell office:value-type="float" office:value="0.794067722580987" calcext:value-type="float">
            <text:p>0.794067722580987</text:p>
          </table:table-cell>
          <table:table-cell office:value-type="float" office:value="0.00595493584378565" calcext:value-type="float">
            <text:p>0.005954935843786</text:p>
          </table:table-cell>
          <table:table-cell office:value-type="float" office:value="0.0668311905130236" calcext:value-type="float">
            <text:p>0.06683119051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33406593406593" calcext:value-type="float">
            <text:p>0.73340659340659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053401559098" calcext:value-type="float">
            <text:p>0.89053401559098</text:p>
          </table:table-cell>
          <table:table-cell office:value-type="float" office:value="0.460497059110584" calcext:value-type="float">
            <text:p>0.460497059110584</text:p>
          </table:table-cell>
          <table:table-cell office:value-type="float" office:value="0.0450103150034481" calcext:value-type="float">
            <text:p>0.045010315003448</text:p>
          </table:table-cell>
          <table:table-cell office:value-type="float" office:value="0.0324150616202021" calcext:value-type="float">
            <text:p>0.032415061620202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523225806451613" calcext:value-type="float">
            <text:p>0.523225806451613</text:p>
          </table:table-cell>
          <table:table-cell office:value-type="float" office:value="0.835714285714286" calcext:value-type="float">
            <text:p>0.835714285714286</text:p>
          </table:table-cell>
          <table:table-cell office:value-type="float" office:value="0.394360086767896" calcext:value-type="float">
            <text:p>0.3943600867678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2093715317" calcext:value-type="float">
            <text:p>0.752093715317</text:p>
          </table:table-cell>
          <table:table-cell office:value-type="float" office:value="0.331597624917784" calcext:value-type="float">
            <text:p>0.331597624917784</text:p>
          </table:table-cell>
          <table:table-cell office:value-type="float" office:value="0.0430696226159898" calcext:value-type="float">
            <text:p>0.04306962261599</text:p>
          </table:table-cell>
          <table:table-cell office:value-type="float" office:value="0.0350893888410103" calcext:value-type="float">
            <text:p>0.03508938884101</text:p>
          </table:table-cell>
          <table:table-cell office:value-type="float" office:value="0.845945945945946" calcext:value-type="float">
            <text:p>0.845945945945946</text:p>
          </table:table-cell>
          <table:table-cell office:value-type="float" office:value="0.42008547008547" calcext:value-type="float">
            <text:p>0.42008547008547</text:p>
          </table:table-cell>
          <table:table-cell office:value-type="float" office:value="0.676744186046512" calcext:value-type="float">
            <text:p>0.676744186046512</text:p>
          </table:table-cell>
          <table:table-cell office:value-type="float" office:value="0.287991266375546" calcext:value-type="float">
            <text:p>0.2879912663755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2839033471899" calcext:value-type="float">
            <text:p>0.632839033471899</text:p>
          </table:table-cell>
          <table:table-cell office:value-type="float" office:value="0.275979121515235" calcext:value-type="float">
            <text:p>0.275979121515235</text:p>
          </table:table-cell>
          <table:table-cell office:value-type="float" office:value="0.0478079908429845" calcext:value-type="float">
            <text:p>0.047807990842985</text:p>
          </table:table-cell>
          <table:table-cell office:value-type="float" office:value="0.0203129200485866" calcext:value-type="float">
            <text:p>0.020312920048587</text:p>
          </table:table-cell>
          <table:table-cell office:value-type="float" office:value="0.719444444444444" calcext:value-type="float">
            <text:p>0.719444444444444</text:p>
          </table:table-cell>
          <table:table-cell office:value-type="float" office:value="0.319088937093275" calcext:value-type="float">
            <text:p>0.319088937093275</text:p>
          </table:table-cell>
          <table:table-cell office:value-type="float" office:value="0.536734693877551" calcext:value-type="float">
            <text:p>0.536734693877551</text:p>
          </table:table-cell>
          <table:table-cell office:value-type="float" office:value="0.249780701754386" calcext:value-type="float">
            <text:p>0.24978070175438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267629938362" calcext:value-type="float">
            <text:p>0.994267629938362</text:p>
          </table:table-cell>
          <table:table-cell office:value-type="float" office:value="0.736760441129219" calcext:value-type="float">
            <text:p>0.736760441129219</text:p>
          </table:table-cell>
          <table:table-cell office:value-type="float" office:value="0.00610612920832084" calcext:value-type="float">
            <text:p>0.006106129208321</text:p>
          </table:table-cell>
          <table:table-cell office:value-type="float" office:value="0.0262225347212161" calcext:value-type="float">
            <text:p>0.026222534721216</text:p>
          </table:table-cell>
          <table:table-cell office:value-type="float" office:value="1" calcext:value-type="float">
            <text:p>1</text:p>
          </table:table-cell>
          <table:table-cell office:value-type="float" office:value="0.787284482758621" calcext:value-type="float">
            <text:p>0.787284482758621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68568281938326" calcext:value-type="float">
            <text:p>0.685682819383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014904023299" calcext:value-type="float">
            <text:p>0.940014904023299</text:p>
          </table:table-cell>
          <table:table-cell office:value-type="float" office:value="0.516622803883466" calcext:value-type="float">
            <text:p>0.516622803883466</text:p>
          </table:table-cell>
          <table:table-cell office:value-type="float" office:value="0.0245314751946793" calcext:value-type="float">
            <text:p>0.024531475194679</text:p>
          </table:table-cell>
          <table:table-cell office:value-type="float" office:value="0.032426713442747" calcext:value-type="float">
            <text:p>0.032426713442747</text:p>
          </table:table-cell>
          <table:table-cell office:value-type="float" office:value="0.982051282051282" calcext:value-type="float">
            <text:p>0.982051282051282</text:p>
          </table:table-cell>
          <table:table-cell office:value-type="float" office:value="0.584934497816594" calcext:value-type="float">
            <text:p>0.584934497816594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466163793103448" calcext:value-type="float">
            <text:p>0.46616379310344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9716999522498" calcext:value-type="float">
            <text:p>0.79716999522498</text:p>
          </table:table-cell>
          <table:table-cell office:value-type="float" office:value="0.360531489108186" calcext:value-type="float">
            <text:p>0.360531489108186</text:p>
          </table:table-cell>
          <table:table-cell office:value-type="float" office:value="0.0869547394522773" calcext:value-type="float">
            <text:p>0.086954739452277</text:p>
          </table:table-cell>
          <table:table-cell office:value-type="float" office:value="0.0221916761911627" calcext:value-type="float">
            <text:p>0.022191676191163</text:p>
          </table:table-cell>
          <table:table-cell office:value-type="float" office:value="0.95" calcext:value-type="float">
            <text:p>0.95</text:p>
          </table:table-cell>
          <table:table-cell office:value-type="float" office:value="0.401260504201681" calcext:value-type="float">
            <text:p>0.40126050420168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320479302832244" calcext:value-type="float">
            <text:p>0.320479302832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7993031727047" calcext:value-type="float">
            <text:p>0.637993031727047</text:p>
          </table:table-cell>
          <table:table-cell office:value-type="float" office:value="0.292272071606956" calcext:value-type="float">
            <text:p>0.292272071606956</text:p>
          </table:table-cell>
          <table:table-cell office:value-type="float" office:value="0.0511593479804469" calcext:value-type="float">
            <text:p>0.051159347980447</text:p>
          </table:table-cell>
          <table:table-cell office:value-type="float" office:value="0.0190082958015638" calcext:value-type="float">
            <text:p>0.019008295801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40820734341253" calcext:value-type="float">
            <text:p>0.340820734341253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72087912087912" calcext:value-type="float">
            <text:p>0.27208791208791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9590742116833" calcext:value-type="float">
            <text:p>0.989590742116833</text:p>
          </table:table-cell>
          <table:table-cell office:value-type="float" office:value="0.761805039551516" calcext:value-type="float">
            <text:p>0.761805039551516</text:p>
          </table:table-cell>
          <table:table-cell office:value-type="float" office:value="0.0153058294692724" calcext:value-type="float">
            <text:p>0.015305829469272</text:p>
          </table:table-cell>
          <table:table-cell office:value-type="float" office:value="0.0347726289670861" calcext:value-type="float">
            <text:p>0.034772628967086</text:p>
          </table:table-cell>
          <table:table-cell office:value-type="float" office:value="1" calcext:value-type="float">
            <text:p>1</text:p>
          </table:table-cell>
          <table:table-cell office:value-type="float" office:value="0.813490364025696" calcext:value-type="float">
            <text:p>0.813490364025696</text:p>
          </table:table-cell>
          <table:table-cell office:value-type="float" office:value="0.95" calcext:value-type="float">
            <text:p>0.95</text:p>
          </table:table-cell>
          <table:table-cell office:value-type="float" office:value="0.718859649122807" calcext:value-type="float">
            <text:p>0.71885964912280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4744887332463" calcext:value-type="float">
            <text:p>0.894744887332463</text:p>
          </table:table-cell>
          <table:table-cell office:value-type="float" office:value="0.465055664463962" calcext:value-type="float">
            <text:p>0.465055664463962</text:p>
          </table:table-cell>
          <table:table-cell office:value-type="float" office:value="0.0421358461635357" calcext:value-type="float">
            <text:p>0.042135846163536</text:p>
          </table:table-cell>
          <table:table-cell office:value-type="float" office:value="0.0265314036421657" calcext:value-type="float">
            <text:p>0.026531403642166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511587982832618" calcext:value-type="float">
            <text:p>0.5115879828326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4565217391304" calcext:value-type="float">
            <text:p>0.434565217391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4976952092445" calcext:value-type="float">
            <text:p>0.744976952092445</text:p>
          </table:table-cell>
          <table:table-cell office:value-type="float" office:value="0.331928839367929" calcext:value-type="float">
            <text:p>0.331928839367929</text:p>
          </table:table-cell>
          <table:table-cell office:value-type="float" office:value="0.0674496842521801" calcext:value-type="float">
            <text:p>0.06744968425218</text:p>
          </table:table-cell>
          <table:table-cell office:value-type="float" office:value="0.0311544834240455" calcext:value-type="float">
            <text:p>0.03115448342404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93073593073593" calcext:value-type="float">
            <text:p>0.393073593073593</text:p>
          </table:table-cell>
          <table:table-cell office:value-type="float" office:value="0.59" calcext:value-type="float">
            <text:p>0.59</text:p>
          </table:table-cell>
          <table:table-cell office:value-type="float" office:value="0.275652173913043" calcext:value-type="float">
            <text:p>0.27565217391304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4517546749736" calcext:value-type="float">
            <text:p>0.634517546749736</text:p>
          </table:table-cell>
          <table:table-cell office:value-type="float" office:value="0.260270260047209" calcext:value-type="float">
            <text:p>0.260270260047209</text:p>
          </table:table-cell>
          <table:table-cell office:value-type="float" office:value="0.0855490487565149" calcext:value-type="float">
            <text:p>0.085549048756515</text:p>
          </table:table-cell>
          <table:table-cell office:value-type="float" office:value="0.0203564847341743" calcext:value-type="float">
            <text:p>0.020356484734174</text:p>
          </table:table-cell>
          <table:table-cell office:value-type="float" office:value="0.786111111111111" calcext:value-type="float">
            <text:p>0.786111111111111</text:p>
          </table:table-cell>
          <table:table-cell office:value-type="float" office:value="0.295905172413793" calcext:value-type="float">
            <text:p>0.295905172413793</text:p>
          </table:table-cell>
          <table:table-cell office:value-type="float" office:value="0.487096774193548" calcext:value-type="float">
            <text:p>0.487096774193548</text:p>
          </table:table-cell>
          <table:table-cell office:value-type="float" office:value="0.229723991507431" calcext:value-type="float">
            <text:p>0.22972399150743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925070028011" calcext:value-type="float">
            <text:p>0.993925070028011</text:p>
          </table:table-cell>
          <table:table-cell office:value-type="float" office:value="0.796163770129211" calcext:value-type="float">
            <text:p>0.796163770129211</text:p>
          </table:table-cell>
          <table:table-cell office:value-type="float" office:value="0.00926246198830283" calcext:value-type="float">
            <text:p>0.009262461988303</text:p>
          </table:table-cell>
          <table:table-cell office:value-type="float" office:value="0.0285956976643909" calcext:value-type="float">
            <text:p>0.028595697664391</text:p>
          </table:table-cell>
          <table:table-cell office:value-type="float" office:value="1" calcext:value-type="float">
            <text:p>1</text:p>
          </table:table-cell>
          <table:table-cell office:value-type="float" office:value="0.846608315098468" calcext:value-type="float">
            <text:p>0.846608315098468</text:p>
          </table:table-cell>
          <table:table-cell office:value-type="float" office:value="0.973529411764706" calcext:value-type="float">
            <text:p>0.973529411764706</text:p>
          </table:table-cell>
          <table:table-cell office:value-type="float" office:value="0.750643776824034" calcext:value-type="float">
            <text:p>0.7506437768240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59591996712771" calcext:value-type="float">
            <text:p>0.959591996712771</text:p>
          </table:table-cell>
          <table:table-cell office:value-type="float" office:value="0.530072264463165" calcext:value-type="float">
            <text:p>0.530072264463165</text:p>
          </table:table-cell>
          <table:table-cell office:value-type="float" office:value="0.0184590760936289" calcext:value-type="float">
            <text:p>0.018459076093629</text:p>
          </table:table-cell>
          <table:table-cell office:value-type="float" office:value="0.0175495703860326" calcext:value-type="float">
            <text:p>0.017549570386033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0.921621621621621" calcext:value-type="float">
            <text:p>0.921621621621621</text:p>
          </table:table-cell>
          <table:table-cell office:value-type="float" office:value="0.495414847161572" calcext:value-type="float">
            <text:p>0.49541484716157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97170342677001" calcext:value-type="float">
            <text:p>0.897170342677001</text:p>
          </table:table-cell>
          <table:table-cell office:value-type="float" office:value="0.402778883119924" calcext:value-type="float">
            <text:p>0.402778883119924</text:p>
          </table:table-cell>
          <table:table-cell office:value-type="float" office:value="0.0562988247406065" calcext:value-type="float">
            <text:p>0.056298824740607</text:p>
          </table:table-cell>
          <table:table-cell office:value-type="float" office:value="0.0469926368325612" calcext:value-type="float">
            <text:p>0.046992636832561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475054229934924" calcext:value-type="float">
            <text:p>0.475054229934924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321489361702128" calcext:value-type="float">
            <text:p>0.32148936170212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65292571390871" calcext:value-type="float">
            <text:p>0.765292571390871</text:p>
          </table:table-cell>
          <table:table-cell office:value-type="float" office:value="0.320599886093746" calcext:value-type="float">
            <text:p>0.320599886093746</text:p>
          </table:table-cell>
          <table:table-cell office:value-type="float" office:value="0.0790122368081505" calcext:value-type="float">
            <text:p>0.079012236808151</text:p>
          </table:table-cell>
          <table:table-cell office:value-type="float" office:value="0.0221348398265673" calcext:value-type="float">
            <text:p>0.022134839826567</text:p>
          </table:table-cell>
          <table:table-cell office:value-type="float" office:value="0.865714285714286" calcext:value-type="float">
            <text:p>0.865714285714286</text:p>
          </table:table-cell>
          <table:table-cell office:value-type="float" office:value="0.360851063829787" calcext:value-type="float">
            <text:p>0.360851063829787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280129589632829" calcext:value-type="float">
            <text:p>0.280129589632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253968253968" calcext:value-type="float">
            <text:p>0.998253968253968</text:p>
          </table:table-cell>
          <table:table-cell office:value-type="float" office:value="0.839160786267706" calcext:value-type="float">
            <text:p>0.839160786267706</text:p>
          </table:table-cell>
          <table:table-cell office:value-type="float" office:value="0.00420260390313453" calcext:value-type="float">
            <text:p>0.004202603903135</text:p>
          </table:table-cell>
          <table:table-cell office:value-type="float" office:value="0.0247027486990068" calcext:value-type="float">
            <text:p>0.024702748699007</text:p>
          </table:table-cell>
          <table:table-cell office:value-type="float" office:value="1" calcext:value-type="float">
            <text:p>1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985714285714285" calcext:value-type="float">
            <text:p>0.985714285714285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18646988412592" calcext:value-type="float">
            <text:p>0.918646988412592</text:p>
          </table:table-cell>
          <table:table-cell office:value-type="float" office:value="0.505350711572296" calcext:value-type="float">
            <text:p>0.505350711572296</text:p>
          </table:table-cell>
          <table:table-cell office:value-type="float" office:value="0.0462484950076005" calcext:value-type="float">
            <text:p>0.046248495007601</text:p>
          </table:table-cell>
          <table:table-cell office:value-type="float" office:value="0.0350297103445367" calcext:value-type="float">
            <text:p>0.035029710344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139689578714" calcext:value-type="float">
            <text:p>0.57139689578714</text:p>
          </table:table-cell>
          <table:table-cell office:value-type="float" office:value="0.847916666666667" calcext:value-type="float">
            <text:p>0.847916666666667</text:p>
          </table:table-cell>
          <table:table-cell office:value-type="float" office:value="0.431545064377682" calcext:value-type="float">
            <text:p>0.43154506437768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65316699698472" calcext:value-type="float">
            <text:p>0.865316699698472</text:p>
          </table:table-cell>
          <table:table-cell office:value-type="float" office:value="0.370137705662734" calcext:value-type="float">
            <text:p>0.370137705662734</text:p>
          </table:table-cell>
          <table:table-cell office:value-type="float" office:value="0.0547693620332476" calcext:value-type="float">
            <text:p>0.054769362033248</text:p>
          </table:table-cell>
          <table:table-cell office:value-type="float" office:value="0.0182595581053401" calcext:value-type="float">
            <text:p>0.018259558105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8423326133909" calcext:value-type="float">
            <text:p>0.408423326133909</text:p>
          </table:table-cell>
          <table:table-cell office:value-type="float" office:value="0.797368421052632" calcext:value-type="float">
            <text:p>0.797368421052632</text:p>
          </table:table-cell>
          <table:table-cell office:value-type="float" office:value="0.341558441558442" calcext:value-type="float">
            <text:p>0.34155844155844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98741607142522" calcext:value-type="float">
            <text:p>0.698741607142522</text:p>
          </table:table-cell>
          <table:table-cell office:value-type="float" office:value="0.287724761511569" calcext:value-type="float">
            <text:p>0.287724761511569</text:p>
          </table:table-cell>
          <table:table-cell office:value-type="float" office:value="0.0834246752561141" calcext:value-type="float">
            <text:p>0.083424675256114</text:p>
          </table:table-cell>
          <table:table-cell office:value-type="float" office:value="0.0284854584549049" calcext:value-type="float">
            <text:p>0.028485458454905</text:p>
          </table:table-cell>
          <table:table-cell office:value-type="float" office:value="0.819512195121951" calcext:value-type="float">
            <text:p>0.819512195121951</text:p>
          </table:table-cell>
          <table:table-cell office:value-type="float" office:value="0.335991379310345" calcext:value-type="float">
            <text:p>0.335991379310345</text:p>
          </table:table-cell>
          <table:table-cell office:value-type="float" office:value="0.502777777777778" calcext:value-type="float">
            <text:p>0.502777777777778</text:p>
          </table:table-cell>
          <table:table-cell office:value-type="float" office:value="0.233836206896552" calcext:value-type="float">
            <text:p>0.23383620689655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7164382802681" calcext:value-type="float">
            <text:p>0.997164382802681</text:p>
          </table:table-cell>
          <table:table-cell office:value-type="float" office:value="0.804529657609481" calcext:value-type="float">
            <text:p>0.804529657609481</text:p>
          </table:table-cell>
          <table:table-cell office:value-type="float" office:value="0.00468016784665342" calcext:value-type="float">
            <text:p>0.004680167846653</text:p>
          </table:table-cell>
          <table:table-cell office:value-type="float" office:value="0.0198707936126864" calcext:value-type="float">
            <text:p>0.019870793612686</text:p>
          </table:table-cell>
          <table:table-cell office:value-type="float" office:value="1" calcext:value-type="float">
            <text:p>1</text:p>
          </table:table-cell>
          <table:table-cell office:value-type="float" office:value="0.834557235421166" calcext:value-type="float">
            <text:p>0.834557235421166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775434782608696" calcext:value-type="float">
            <text:p>0.7754347826086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63068149385839" calcext:value-type="float">
            <text:p>0.963068149385839</text:p>
          </table:table-cell>
          <table:table-cell office:value-type="float" office:value="0.552370663728874" calcext:value-type="float">
            <text:p>0.552370663728874</text:p>
          </table:table-cell>
          <table:table-cell office:value-type="float" office:value="0.0336660829250323" calcext:value-type="float">
            <text:p>0.033666082925032</text:p>
          </table:table-cell>
          <table:table-cell office:value-type="float" office:value="0.0170278697216455" calcext:value-type="float">
            <text:p>0.01702786972164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575777777777778" calcext:value-type="float">
            <text:p>0.575777777777778</text:p>
          </table:table-cell>
          <table:table-cell office:value-type="float" office:value="0.892682926829268" calcext:value-type="float">
            <text:p>0.892682926829268</text:p>
          </table:table-cell>
          <table:table-cell office:value-type="float" office:value="0.509227467811159" calcext:value-type="float">
            <text:p>0.50922746781115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9791938404144" calcext:value-type="float">
            <text:p>0.859791938404144</text:p>
          </table:table-cell>
          <table:table-cell office:value-type="float" office:value="0.409016432084036" calcext:value-type="float">
            <text:p>0.409016432084036</text:p>
          </table:table-cell>
          <table:table-cell office:value-type="float" office:value="0.0426424306485799" calcext:value-type="float">
            <text:p>0.04264243064858</text:p>
          </table:table-cell>
          <table:table-cell office:value-type="float" office:value="0.02345038676202" calcext:value-type="float">
            <text:p>0.02345038676202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456359649122807" calcext:value-type="float">
            <text:p>0.4563596491228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362527233115468" calcext:value-type="float">
            <text:p>0.36252723311546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41133612563544" calcext:value-type="float">
            <text:p>0.741133612563544</text:p>
          </table:table-cell>
          <table:table-cell office:value-type="float" office:value="0.329909340095442" calcext:value-type="float">
            <text:p>0.329909340095442</text:p>
          </table:table-cell>
          <table:table-cell office:value-type="float" office:value="0.0691127644266463" calcext:value-type="float">
            <text:p>0.069112764426646</text:p>
          </table:table-cell>
          <table:table-cell office:value-type="float" office:value="0.0238542941372631" calcext:value-type="float">
            <text:p>0.023854294137263</text:p>
          </table:table-cell>
          <table:table-cell office:value-type="float" office:value="0.848275862068965" calcext:value-type="float">
            <text:p>0.848275862068965</text:p>
          </table:table-cell>
          <table:table-cell office:value-type="float" office:value="0.365952890792291" calcext:value-type="float">
            <text:p>0.365952890792291</text:p>
          </table:table-cell>
          <table:table-cell office:value-type="float" office:value="0.62972972972973" calcext:value-type="float">
            <text:p>0.62972972972973</text:p>
          </table:table-cell>
          <table:table-cell office:value-type="float" office:value="0.295753715498938" calcext:value-type="float">
            <text:p>0.2957537154989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485080622309" calcext:value-type="float">
            <text:p>0.996485080622309</text:p>
          </table:table-cell>
          <table:table-cell office:value-type="float" office:value="0.852573373416724" calcext:value-type="float">
            <text:p>0.852573373416724</text:p>
          </table:table-cell>
          <table:table-cell office:value-type="float" office:value="0.00568528451999602" calcext:value-type="float">
            <text:p>0.005685284519996</text:p>
          </table:table-cell>
          <table:table-cell office:value-type="float" office:value="0.032672962508022" calcext:value-type="float">
            <text:p>0.032672962508022</text:p>
          </table:table-cell>
          <table:table-cell office:value-type="float" office:value="1" calcext:value-type="float">
            <text:p>1</text:p>
          </table:table-cell>
          <table:table-cell office:value-type="float" office:value="0.902127659574468" calcext:value-type="float">
            <text:p>0.902127659574468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92407809110629" calcext:value-type="float">
            <text:p>0.7924078091106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54177280200387" calcext:value-type="float">
            <text:p>0.954177280200387</text:p>
          </table:table-cell>
          <table:table-cell office:value-type="float" office:value="0.532912617608834" calcext:value-type="float">
            <text:p>0.532912617608834</text:p>
          </table:table-cell>
          <table:table-cell office:value-type="float" office:value="0.0335307689333938" calcext:value-type="float">
            <text:p>0.033530768933394</text:p>
          </table:table-cell>
          <table:table-cell office:value-type="float" office:value="0.0316045127845304" calcext:value-type="float">
            <text:p>0.03160451278453</text:p>
          </table:table-cell>
          <table:table-cell office:value-type="float" office:value="1" calcext:value-type="float">
            <text:p>1</text:p>
          </table:table-cell>
          <table:table-cell office:value-type="float" office:value="0.570967741935484" calcext:value-type="float">
            <text:p>0.570967741935484</text:p>
          </table:table-cell>
          <table:table-cell office:value-type="float" office:value="0.880555555555556" calcext:value-type="float">
            <text:p>0.880555555555556</text:p>
          </table:table-cell>
          <table:table-cell office:value-type="float" office:value="0.448464912280702" calcext:value-type="float">
            <text:p>0.44846491228070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5338693558079" calcext:value-type="float">
            <text:p>0.855338693558079</text:p>
          </table:table-cell>
          <table:table-cell office:value-type="float" office:value="0.399577390457022" calcext:value-type="float">
            <text:p>0.399577390457022</text:p>
          </table:table-cell>
          <table:table-cell office:value-type="float" office:value="0.0446536259217858" calcext:value-type="float">
            <text:p>0.044653625921786</text:p>
          </table:table-cell>
          <table:table-cell office:value-type="float" office:value="0.024495702074716" calcext:value-type="float">
            <text:p>0.024495702074716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6" calcext:value-type="float">
            <text:p>0.46</text:p>
          </table:table-cell>
          <table:table-cell office:value-type="float" office:value="0.736585365853659" calcext:value-type="float">
            <text:p>0.736585365853659</text:p>
          </table:table-cell>
          <table:table-cell office:value-type="float" office:value="0.369281045751634" calcext:value-type="float">
            <text:p>0.3692810457516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010671045555" calcext:value-type="float">
            <text:p>0.774010671045555</text:p>
          </table:table-cell>
          <table:table-cell office:value-type="float" office:value="0.303885073841516" calcext:value-type="float">
            <text:p>0.303885073841516</text:p>
          </table:table-cell>
          <table:table-cell office:value-type="float" office:value="0.0680834954735397" calcext:value-type="float">
            <text:p>0.06808349547354</text:p>
          </table:table-cell>
          <table:table-cell office:value-type="float" office:value="0.0348263453786327" calcext:value-type="float">
            <text:p>0.034826345378633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354741379310345" calcext:value-type="float">
            <text:p>0.354741379310345</text:p>
          </table:table-cell>
          <table:table-cell office:value-type="float" office:value="0.62093023255814" calcext:value-type="float">
            <text:p>0.62093023255814</text:p>
          </table:table-cell>
          <table:table-cell office:value-type="float" office:value="0.228884026258206" calcext:value-type="float">
            <text:p>0.22888402625820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4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1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Topological (DEAP-3600)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nv layers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761312536988059" calcext:value-type="float">
            <text:p>0.761312536988059</text:p>
          </table:table-cell>
          <table:table-cell office:value-type="float" office:value="0.399453060308415" calcext:value-type="float">
            <text:p>0.399453060308415</text:p>
          </table:table-cell>
          <table:table-cell office:value-type="float" office:value="0.126101981061215" calcext:value-type="float">
            <text:p>0.126101981061215</text:p>
          </table:table-cell>
          <table:table-cell office:value-type="float" office:value="0.271879419292276" calcext:value-type="float">
            <text:p>0.271879419292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1904761904762" calcext:value-type="float">
            <text:p>0.611904761904762</text:p>
          </table:table-cell>
          <table:table-cell office:value-type="float" office:value="0.202575107296137" calcext:value-type="float">
            <text:p>0.20257510729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538822004942695" calcext:value-type="float">
            <text:p>0.538822004942695</text:p>
          </table:table-cell>
          <table:table-cell office:value-type="float" office:value="0.167958762198111" calcext:value-type="float">
            <text:p>0.167958762198111</text:p>
          </table:table-cell>
          <table:table-cell office:value-type="float" office:value="0.0888432498843884" calcext:value-type="float">
            <text:p>0.088843249884388</text:p>
          </table:table-cell>
          <table:table-cell office:value-type="float" office:value="0.022430788195448" calcext:value-type="float">
            <text:p>0.022430788195448</text:p>
          </table:table-cell>
          <table:table-cell office:value-type="float" office:value="0.678787878787879" calcext:value-type="float">
            <text:p>0.678787878787879</text:p>
          </table:table-cell>
          <table:table-cell office:value-type="float" office:value="0.200218340611354" calcext:value-type="float">
            <text:p>0.200218340611354</text:p>
          </table:table-cell>
          <table:table-cell office:value-type="float" office:value="0.402222222222222" calcext:value-type="float">
            <text:p>0.402222222222222</text:p>
          </table:table-cell>
          <table:table-cell office:value-type="float" office:value="0.13032967032967" calcext:value-type="float">
            <text:p>0.13032967032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506406810035842" calcext:value-type="float">
            <text:p>0.506406810035842</text:p>
          </table:table-cell>
          <table:table-cell office:value-type="float" office:value="0.173932257797346" calcext:value-type="float">
            <text:p>0.173932257797346</text:p>
          </table:table-cell>
          <table:table-cell office:value-type="float" office:value="0.0633424837512702" calcext:value-type="float">
            <text:p>0.06334248375127</text:p>
          </table:table-cell>
          <table:table-cell office:value-type="float" office:value="0.0319954854528076" calcext:value-type="float">
            <text:p>0.031995485452808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243965517241379" calcext:value-type="float">
            <text:p>0.24396551724137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15181236673774" calcext:value-type="float">
            <text:p>0.1518123667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417513003792074" calcext:value-type="float">
            <text:p>0.417513003792074</text:p>
          </table:table-cell>
          <table:table-cell office:value-type="float" office:value="0.13007300775111" calcext:value-type="float">
            <text:p>0.13007300775111</text:p>
          </table:table-cell>
          <table:table-cell office:value-type="float" office:value="0.0929998210451719" calcext:value-type="float">
            <text:p>0.092999821045172</text:p>
          </table:table-cell>
          <table:table-cell office:value-type="float" office:value="0.0161268088624701" calcext:value-type="float">
            <text:p>0.01612680886247</text:p>
          </table:table-cell>
          <table:table-cell office:value-type="float" office:value="0.534285714285714" calcext:value-type="float">
            <text:p>0.534285714285714</text:p>
          </table:table-cell>
          <table:table-cell office:value-type="float" office:value="0.157634408602151" calcext:value-type="float">
            <text:p>0.15763440860215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0217391304348" calcext:value-type="float">
            <text:p>0.11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387048105798106" calcext:value-type="float">
            <text:p>0.387048105798106</text:p>
          </table:table-cell>
          <table:table-cell office:value-type="float" office:value="0.10193816055123" calcext:value-type="float">
            <text:p>0.10193816055123</text:p>
          </table:table-cell>
          <table:table-cell office:value-type="float" office:value="0.0713211764299033" calcext:value-type="float">
            <text:p>0.071321176429903</text:p>
          </table:table-cell>
          <table:table-cell office:value-type="float" office:value="0.0178141398850458" calcext:value-type="float">
            <text:p>0.017814139885046</text:p>
          </table:table-cell>
          <table:table-cell office:value-type="float" office:value="0.48" calcext:value-type="float">
            <text:p>0.48</text:p>
          </table:table-cell>
          <table:table-cell office:value-type="float" office:value="0.131521739130435" calcext:value-type="float">
            <text:p>0.13152173913043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835140997830803" calcext:value-type="float">
            <text:p>0.08351409978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334085421383808" calcext:value-type="float">
            <text:p>0.334085421383808</text:p>
          </table:table-cell>
          <table:table-cell office:value-type="float" office:value="0.102733229984418" calcext:value-type="float">
            <text:p>0.102733229984418</text:p>
          </table:table-cell>
          <table:table-cell office:value-type="float" office:value="0.0775418000229597" calcext:value-type="float">
            <text:p>0.07754180002296</text:p>
          </table:table-cell>
          <table:table-cell office:value-type="float" office:value="0.0138083131571389" calcext:value-type="float">
            <text:p>0.013808313157139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13114406779661" calcext:value-type="float">
            <text:p>0.13114406779661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090280777537797" calcext:value-type="float">
            <text:p>0.090280777537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18258295413027" calcext:value-type="float">
            <text:p>0.918258295413027</text:p>
          </table:table-cell>
          <table:table-cell office:value-type="float" office:value="0.497216504905175" calcext:value-type="float">
            <text:p>0.497216504905175</text:p>
          </table:table-cell>
          <table:table-cell office:value-type="float" office:value="0.0417279916969891" calcext:value-type="float">
            <text:p>0.041727991696989</text:p>
          </table:table-cell>
          <table:table-cell office:value-type="float" office:value="0.0287358769775406" calcext:value-type="float">
            <text:p>0.0287358769775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1465517241379" calcext:value-type="float">
            <text:p>0.531465517241379</text:p>
          </table:table-cell>
          <table:table-cell office:value-type="float" office:value="0.852173913043478" calcext:value-type="float">
            <text:p>0.852173913043478</text:p>
          </table:table-cell>
          <table:table-cell office:value-type="float" office:value="0.454193548387097" calcext:value-type="float">
            <text:p>0.454193548387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981505602240896" calcext:value-type="float">
            <text:p>0.981505602240896</text:p>
          </table:table-cell>
          <table:table-cell office:value-type="float" office:value="0.710109311891575" calcext:value-type="float">
            <text:p>0.710109311891575</text:p>
          </table:table-cell>
          <table:table-cell office:value-type="float" office:value="0.020964385491742" calcext:value-type="float">
            <text:p>0.020964385491742</text:p>
          </table:table-cell>
          <table:table-cell office:value-type="float" office:value="0.206888504118582" calcext:value-type="float">
            <text:p>0.206888504118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532903225806452" calcext:value-type="float">
            <text:p>0.532903225806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006264963582" calcext:value-type="float">
            <text:p>0.96006264963582</text:p>
          </table:table-cell>
          <table:table-cell office:value-type="float" office:value="0.428713780797488" calcext:value-type="float">
            <text:p>0.428713780797488</text:p>
          </table:table-cell>
          <table:table-cell office:value-type="float" office:value="0.0188669673158627" calcext:value-type="float">
            <text:p>0.018866967315863</text:p>
          </table:table-cell>
          <table:table-cell office:value-type="float" office:value="0.0332561432372666" calcext:value-type="float">
            <text:p>0.0332561432372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48763557483731" calcext:value-type="float">
            <text:p>0.48763557483731</text:p>
          </table:table-cell>
          <table:table-cell office:value-type="float" office:value="0.928888888888889" calcext:value-type="float">
            <text:p>0.928888888888889</text:p>
          </table:table-cell>
          <table:table-cell office:value-type="float" office:value="0.384835164835165" calcext:value-type="float">
            <text:p>0.384835164835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5982142857143" calcext:value-type="float">
            <text:p>0.935982142857143</text:p>
          </table:table-cell>
          <table:table-cell office:value-type="float" office:value="0.44759609280867" calcext:value-type="float">
            <text:p>0.44759609280867</text:p>
          </table:table-cell>
          <table:table-cell office:value-type="float" office:value="0.0323872570236661" calcext:value-type="float">
            <text:p>0.032387257023666</text:p>
          </table:table-cell>
          <table:table-cell office:value-type="float" office:value="0.0292514373341107" calcext:value-type="float">
            <text:p>0.02925143733411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610169491525" calcext:value-type="float">
            <text:p>0.471610169491525</text:p>
          </table:table-cell>
          <table:table-cell office:value-type="float" office:value="0.871428571428571" calcext:value-type="float">
            <text:p>0.871428571428571</text:p>
          </table:table-cell>
          <table:table-cell office:value-type="float" office:value="0.390217391304348" calcext:value-type="float">
            <text:p>0.39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0013297072503" calcext:value-type="float">
            <text:p>0.880013297072503</text:p>
          </table:table-cell>
          <table:table-cell office:value-type="float" office:value="0.331232747202719" calcext:value-type="float">
            <text:p>0.331232747202719</text:p>
          </table:table-cell>
          <table:table-cell office:value-type="float" office:value="0.0405472134233356" calcext:value-type="float">
            <text:p>0.040547213423336</text:p>
          </table:table-cell>
          <table:table-cell office:value-type="float" office:value="0.0277568497794339" calcext:value-type="float">
            <text:p>0.027756849779434</text:p>
          </table:table-cell>
          <table:table-cell office:value-type="float" office:value="0.925806451612903" calcext:value-type="float">
            <text:p>0.925806451612903</text:p>
          </table:table-cell>
          <table:table-cell office:value-type="float" office:value="0.367956989247312" calcext:value-type="float">
            <text:p>0.367956989247312</text:p>
          </table:table-cell>
          <table:table-cell office:value-type="float" office:value="0.797560975609756" calcext:value-type="float">
            <text:p>0.797560975609756</text:p>
          </table:table-cell>
          <table:table-cell office:value-type="float" office:value="0.292374727668845" calcext:value-type="float">
            <text:p>0.292374727668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78821911656662" calcext:value-type="float">
            <text:p>0.78821911656662</text:p>
          </table:table-cell>
          <table:table-cell office:value-type="float" office:value="0.318865439958031" calcext:value-type="float">
            <text:p>0.318865439958031</text:p>
          </table:table-cell>
          <table:table-cell office:value-type="float" office:value="0.0617138269145586" calcext:value-type="float">
            <text:p>0.061713826914559</text:p>
          </table:table-cell>
          <table:table-cell office:value-type="float" office:value="0.0135343134050589" calcext:value-type="float">
            <text:p>0.0135343134050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340976645435244" calcext:value-type="float">
            <text:p>0.340976645435244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304935622317597" calcext:value-type="float">
            <text:p>0.304935622317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93412162162162" calcext:value-type="float">
            <text:p>0.993412162162162</text:p>
          </table:table-cell>
          <table:table-cell office:value-type="float" office:value="0.851984225877314" calcext:value-type="float">
            <text:p>0.851984225877314</text:p>
          </table:table-cell>
          <table:table-cell office:value-type="float" office:value="0.0102169185313198" calcext:value-type="float">
            <text:p>0.01021691853132</text:p>
          </table:table-cell>
          <table:table-cell office:value-type="float" office:value="0.209697456686552" calcext:value-type="float">
            <text:p>0.209697456686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534341252699784" calcext:value-type="float">
            <text:p>0.534341252699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5841635896783" calcext:value-type="float">
            <text:p>0.965841635896783</text:p>
          </table:table-cell>
          <table:table-cell office:value-type="float" office:value="0.493571187859799" calcext:value-type="float">
            <text:p>0.493571187859799</text:p>
          </table:table-cell>
          <table:table-cell office:value-type="float" office:value="0.0277793919264911" calcext:value-type="float">
            <text:p>0.027779391926491</text:p>
          </table:table-cell>
          <table:table-cell office:value-type="float" office:value="0.0319068410061149" calcext:value-type="float">
            <text:p>0.03190684100611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538329764453962" calcext:value-type="float">
            <text:p>0.538329764453962</text:p>
          </table:table-cell>
          <table:table-cell office:value-type="float" office:value="0.908571428571429" calcext:value-type="float">
            <text:p>0.908571428571429</text:p>
          </table:table-cell>
          <table:table-cell office:value-type="float" office:value="0.45195652173913" calcext:value-type="float">
            <text:p>0.4519565217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4949494949495" calcext:value-type="float">
            <text:p>0.934949494949495</text:p>
          </table:table-cell>
          <table:table-cell office:value-type="float" office:value="0.502674796858998" calcext:value-type="float">
            <text:p>0.502674796858998</text:p>
          </table:table-cell>
          <table:table-cell office:value-type="float" office:value="0.0232029211181141" calcext:value-type="float">
            <text:p>0.023202921118114</text:p>
          </table:table-cell>
          <table:table-cell office:value-type="float" office:value="0.0270648989661129" calcext:value-type="float">
            <text:p>0.02706489896611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544347826086957" calcext:value-type="float">
            <text:p>0.544347826086957</text:p>
          </table:table-cell>
          <table:table-cell office:value-type="float" office:value="0.9" calcext:value-type="float">
            <text:p>0.9</text:p>
          </table:table-cell>
          <table:table-cell office:value-type="float" office:value="0.476017130620985" calcext:value-type="float">
            <text:p>0.476017130620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8874698712425" calcext:value-type="float">
            <text:p>0.888874698712425</text:p>
          </table:table-cell>
          <table:table-cell office:value-type="float" office:value="0.398376824617301" calcext:value-type="float">
            <text:p>0.398376824617301</text:p>
          </table:table-cell>
          <table:table-cell office:value-type="float" office:value="0.0446756557052236" calcext:value-type="float">
            <text:p>0.044675655705224</text:p>
          </table:table-cell>
          <table:table-cell office:value-type="float" office:value="0.022662164192759" calcext:value-type="float">
            <text:p>0.022662164192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369677419354839" calcext:value-type="float">
            <text:p>0.369677419354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36919436209497" calcext:value-type="float">
            <text:p>0.936919436209497</text:p>
          </table:table-cell>
          <table:table-cell office:value-type="float" office:value="0.427671078698377" calcext:value-type="float">
            <text:p>0.427671078698377</text:p>
          </table:table-cell>
          <table:table-cell office:value-type="float" office:value="0.0425725578726845" calcext:value-type="float">
            <text:p>0.042572557872685</text:p>
          </table:table-cell>
          <table:table-cell office:value-type="float" office:value="0.0239150216068978" calcext:value-type="float">
            <text:p>0.023915021606898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451508620689655" calcext:value-type="float">
            <text:p>0.451508620689655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389699570815451" calcext:value-type="float">
            <text:p>0.389699570815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116847826087" calcext:value-type="float">
            <text:p>0.99116847826087</text:p>
          </table:table-cell>
          <table:table-cell office:value-type="float" office:value="0.84724387213374" calcext:value-type="float">
            <text:p>0.84724387213374</text:p>
          </table:table-cell>
          <table:table-cell office:value-type="float" office:value="0.0127878694778039" calcext:value-type="float">
            <text:p>0.012787869477804</text:p>
          </table:table-cell>
          <table:table-cell office:value-type="float" office:value="0.216921861616528" calcext:value-type="float">
            <text:p>0.216921861616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0660474716202" calcext:value-type="float">
            <text:p>0.990660474716202</text:p>
          </table:table-cell>
          <table:table-cell office:value-type="float" office:value="0.847551232744366" calcext:value-type="float">
            <text:p>0.847551232744366</text:p>
          </table:table-cell>
          <table:table-cell office:value-type="float" office:value="0.0134430541908131" calcext:value-type="float">
            <text:p>0.013443054190813</text:p>
          </table:table-cell>
          <table:table-cell office:value-type="float" office:value="0.215609688153333" calcext:value-type="float">
            <text:p>0.21560968815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538311688311688" calcext:value-type="float">
            <text:p>0.53831168831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56096245398571" calcext:value-type="float">
            <text:p>0.956096245398571</text:p>
          </table:table-cell>
          <table:table-cell office:value-type="float" office:value="0.471774776031954" calcext:value-type="float">
            <text:p>0.471774776031954</text:p>
          </table:table-cell>
          <table:table-cell office:value-type="float" office:value="0.00801102844308358" calcext:value-type="float">
            <text:p>0.008011028443084</text:p>
          </table:table-cell>
          <table:table-cell office:value-type="float" office:value="0.0301793518029481" calcext:value-type="float">
            <text:p>0.030179351802948</text:p>
          </table:table-cell>
          <table:table-cell office:value-type="float" office:value="0.967567567567568" calcext:value-type="float">
            <text:p>0.967567567567568</text:p>
          </table:table-cell>
          <table:table-cell office:value-type="float" office:value="0.533832976445396" calcext:value-type="float">
            <text:p>0.533832976445396</text:p>
          </table:table-cell>
          <table:table-cell office:value-type="float" office:value="0.945454545454545" calcext:value-type="float">
            <text:p>0.945454545454545</text:p>
          </table:table-cell>
          <table:table-cell office:value-type="float" office:value="0.443859649122807" calcext:value-type="float">
            <text:p>0.443859649122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55868520454434" calcext:value-type="float">
            <text:p>0.955868520454434</text:p>
          </table:table-cell>
          <table:table-cell office:value-type="float" office:value="0.489564333011088" calcext:value-type="float">
            <text:p>0.489564333011088</text:p>
          </table:table-cell>
          <table:table-cell office:value-type="float" office:value="0.0136702254437095" calcext:value-type="float">
            <text:p>0.01367022544371</text:p>
          </table:table-cell>
          <table:table-cell office:value-type="float" office:value="0.0129946641690622" calcext:value-type="float">
            <text:p>0.01299466416906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05353319057816" calcext:value-type="float">
            <text:p>0.50535331905781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471615720524018" calcext:value-type="float">
            <text:p>0.471615720524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933261339092872" calcext:value-type="float">
            <text:p>0.933261339092872</text:p>
          </table:table-cell>
          <table:table-cell office:value-type="float" office:value="0" calcext:value-type="float">
            <text:p>0</text:p>
          </table:table-cell>
          <table:table-cell office:value-type="float" office:value="0.149232182515645" calcext:value-type="float">
            <text:p>0.14923218251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68034557236" calcext:value-type="float">
            <text:p>0.599568034557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796051795848956" calcext:value-type="float">
            <text:p>0.796051795848956</text:p>
          </table:table-cell>
          <table:table-cell office:value-type="float" office:value="0.597616251636594" calcext:value-type="float">
            <text:p>0.597616251636594</text:p>
          </table:table-cell>
          <table:table-cell office:value-type="float" office:value="0.227929650161655" calcext:value-type="float">
            <text:p>0.227929650161655</text:p>
          </table:table-cell>
          <table:table-cell office:value-type="float" office:value="0.381200743624289" calcext:value-type="float">
            <text:p>0.38120074362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42703862660944" calcext:value-type="float">
            <text:p>0.142703862660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765515372854353" calcext:value-type="float">
            <text:p>0.765515372854353</text:p>
          </table:table-cell>
          <table:table-cell office:value-type="float" office:value="0.443563852880808" calcext:value-type="float">
            <text:p>0.443563852880808</text:p>
          </table:table-cell>
          <table:table-cell office:value-type="float" office:value="0.275548726842047" calcext:value-type="float">
            <text:p>0.275548726842047</text:p>
          </table:table-cell>
          <table:table-cell office:value-type="float" office:value="0.269956688328735" calcext:value-type="float">
            <text:p>0.269956688328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333333333333" calcext:value-type="float">
            <text:p>0.183333333333333</text:p>
          </table:table-cell>
          <table:table-cell office:value-type="float" office:value="0.123799126637555" calcext:value-type="float">
            <text:p>0.123799126637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195674771669637" calcext:value-type="float">
            <text:p>0.195674771669637</text:p>
          </table:table-cell>
          <table:table-cell office:value-type="float" office:value="0.0622337754307196" calcext:value-type="float">
            <text:p>0.06223377543072</text:p>
          </table:table-cell>
          <table:table-cell office:value-type="float" office:value="0.0571670231199032" calcext:value-type="float">
            <text:p>0.057167023119903</text:p>
          </table:table-cell>
          <table:table-cell office:value-type="float" office:value="0.00753107234061665" calcext:value-type="float">
            <text:p>0.0075310723406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777056277056277" calcext:value-type="float">
            <text:p>0.077705627705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535791757049892" calcext:value-type="float">
            <text:p>0.053579175704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448047589315406" calcext:value-type="float">
            <text:p>0.448047589315406</text:p>
          </table:table-cell>
          <table:table-cell office:value-type="float" office:value="0.152343671636336" calcext:value-type="float">
            <text:p>0.152343671636336</text:p>
          </table:table-cell>
          <table:table-cell office:value-type="float" office:value="0.054579635980287" calcext:value-type="float">
            <text:p>0.054579635980287</text:p>
          </table:table-cell>
          <table:table-cell office:value-type="float" office:value="0.028321742841363" calcext:value-type="float">
            <text:p>0.028321742841363</text:p>
          </table:table-cell>
          <table:table-cell office:value-type="float" office:value="0.529032258064516" calcext:value-type="float">
            <text:p>0.529032258064516</text:p>
          </table:table-cell>
          <table:table-cell office:value-type="float" office:value="0.198915401301518" calcext:value-type="float">
            <text:p>0.198915401301518</text:p>
          </table:table-cell>
          <table:table-cell office:value-type="float" office:value="0.387179487179487" calcext:value-type="float">
            <text:p>0.387179487179487</text:p>
          </table:table-cell>
          <table:table-cell office:value-type="float" office:value="0.116844349680171" calcext:value-type="float">
            <text:p>0.11684434968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1203630338118" calcext:value-type="float">
            <text:p>0.1203630338118</text:p>
          </table:table-cell>
          <table:table-cell office:value-type="float" office:value="0.0422301470991808" calcext:value-type="float">
            <text:p>0.042230147099181</text:p>
          </table:table-cell>
          <table:table-cell office:value-type="float" office:value="0.0377681775673396" calcext:value-type="float">
            <text:p>0.03776817756734</text:p>
          </table:table-cell>
          <table:table-cell office:value-type="float" office:value="0.00114089280246382" calcext:value-type="float">
            <text:p>0.001140892802464</text:p>
          </table:table-cell>
          <table:table-cell office:value-type="float" office:value="0.167741935483871" calcext:value-type="float">
            <text:p>0.167741935483871</text:p>
          </table:table-cell>
          <table:table-cell office:value-type="float" office:value="0.0438034188034188" calcext:value-type="float">
            <text:p>0.043803418803419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40724946695096" calcext:value-type="float">
            <text:p>0.04072494669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70029095029095" calcext:value-type="float">
            <text:p>0.970029095029095</text:p>
          </table:table-cell>
          <table:table-cell office:value-type="float" office:value="0.544314937838542" calcext:value-type="float">
            <text:p>0.544314937838542</text:p>
          </table:table-cell>
          <table:table-cell office:value-type="float" office:value="0.0303279871597826" calcext:value-type="float">
            <text:p>0.030327987159783</text:p>
          </table:table-cell>
          <table:table-cell office:value-type="float" office:value="0.0503107387423403" calcext:value-type="float">
            <text:p>0.05031073874234</text:p>
          </table:table-cell>
          <table:table-cell office:value-type="float" office:value="1" calcext:value-type="float">
            <text:p>1</text:p>
          </table:table-cell>
          <table:table-cell office:value-type="float" office:value="0.646854663774403" calcext:value-type="float">
            <text:p>0.64685466377440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487117903930131" calcext:value-type="float">
            <text:p>0.487117903930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57592235092235" calcext:value-type="float">
            <text:p>0.957592235092235</text:p>
          </table:table-cell>
          <table:table-cell office:value-type="float" office:value="0.554896001482822" calcext:value-type="float">
            <text:p>0.554896001482822</text:p>
          </table:table-cell>
          <table:table-cell office:value-type="float" office:value="0.01150946094775" calcext:value-type="float">
            <text:p>0.01150946094775</text:p>
          </table:table-cell>
          <table:table-cell office:value-type="float" office:value="0.0321842059784014" calcext:value-type="float">
            <text:p>0.0321842059784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0480349344978" calcext:value-type="float">
            <text:p>0.61048034934497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512688172043011" calcext:value-type="float">
            <text:p>0.512688172043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0875050875051" calcext:value-type="float">
            <text:p>0.910875050875051</text:p>
          </table:table-cell>
          <table:table-cell office:value-type="float" office:value="0.395815450549127" calcext:value-type="float">
            <text:p>0.395815450549127</text:p>
          </table:table-cell>
          <table:table-cell office:value-type="float" office:value="0.0381166691611358" calcext:value-type="float">
            <text:p>0.038116669161136</text:p>
          </table:table-cell>
          <table:table-cell office:value-type="float" office:value="0.0134113988013449" calcext:value-type="float">
            <text:p>0.013411398801345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416129032258064" calcext:value-type="float">
            <text:p>0.416129032258064</text:p>
          </table:table-cell>
          <table:table-cell office:value-type="float" office:value="0.856666666666667" calcext:value-type="float">
            <text:p>0.856666666666667</text:p>
          </table:table-cell>
          <table:table-cell office:value-type="float" office:value="0.375738396624473" calcext:value-type="float">
            <text:p>0.375738396624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07802466350853" calcext:value-type="float">
            <text:p>0.907802466350853</text:p>
          </table:table-cell>
          <table:table-cell office:value-type="float" office:value="0.490889668957636" calcext:value-type="float">
            <text:p>0.490889668957636</text:p>
          </table:table-cell>
          <table:table-cell office:value-type="float" office:value="0.0234434911678504" calcext:value-type="float">
            <text:p>0.02344349116785</text:p>
          </table:table-cell>
          <table:table-cell office:value-type="float" office:value="0.022110378902817" calcext:value-type="float">
            <text:p>0.022110378902817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538936170212766" calcext:value-type="float">
            <text:p>0.538936170212766</text:p>
          </table:table-cell>
          <table:table-cell office:value-type="float" office:value="0.87741935483871" calcext:value-type="float">
            <text:p>0.87741935483871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926028368794326" calcext:value-type="float">
            <text:p>0.926028368794326</text:p>
          </table:table-cell>
          <table:table-cell office:value-type="float" office:value="0.00372677996249965" calcext:value-type="float">
            <text:p>0.0037267799625</text:p>
          </table:table-cell>
          <table:table-cell office:value-type="float" office:value="0.165405595782431" calcext:value-type="float">
            <text:p>0.165405595782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556170212765957" calcext:value-type="float">
            <text:p>0.55617021276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8684210526316" calcext:value-type="float">
            <text:p>0.998684210526316</text:p>
          </table:table-cell>
          <table:table-cell office:value-type="float" office:value="0.934343434343434" calcext:value-type="float">
            <text:p>0.934343434343434</text:p>
          </table:table-cell>
          <table:table-cell office:value-type="float" office:value="0.00294219470723653" calcext:value-type="float">
            <text:p>0.002942194707237</text:p>
          </table:table-cell>
          <table:table-cell office:value-type="float" office:value="0.146812543977259" calcext:value-type="float">
            <text:p>0.14681254397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105263157895" calcext:value-type="float">
            <text:p>0.992105263157895</text:p>
          </table:table-cell>
          <table:table-cell office:value-type="float" office:value="0.606060606060606" calcext:value-type="float">
            <text:p>0.60606060606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6761714495392" calcext:value-type="float">
            <text:p>0.916761714495392</text:p>
          </table:table-cell>
          <table:table-cell office:value-type="float" office:value="0.46888250221127" calcext:value-type="float">
            <text:p>0.46888250221127</text:p>
          </table:table-cell>
          <table:table-cell office:value-type="float" office:value="0.0605057309450739" calcext:value-type="float">
            <text:p>0.060505730945074</text:p>
          </table:table-cell>
          <table:table-cell office:value-type="float" office:value="0.0206975472845053" calcext:value-type="float">
            <text:p>0.020697547284505</text:p>
          </table:table-cell>
          <table:table-cell office:value-type="float" office:value="0.956756756756757" calcext:value-type="float">
            <text:p>0.956756756756757</text:p>
          </table:table-cell>
          <table:table-cell office:value-type="float" office:value="0.508855291576674" calcext:value-type="float">
            <text:p>0.508855291576674</text:p>
          </table:table-cell>
          <table:table-cell office:value-type="float" office:value="0.787096774193548" calcext:value-type="float">
            <text:p>0.787096774193548</text:p>
          </table:table-cell>
          <table:table-cell office:value-type="float" office:value="0.440085287846482" calcext:value-type="float">
            <text:p>0.440085287846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62759535298235" calcext:value-type="float">
            <text:p>0.962759535298235</text:p>
          </table:table-cell>
          <table:table-cell office:value-type="float" office:value="0.517064286133391" calcext:value-type="float">
            <text:p>0.517064286133391</text:p>
          </table:table-cell>
          <table:table-cell office:value-type="float" office:value="0.0225631269528702" calcext:value-type="float">
            <text:p>0.02256312695287</text:p>
          </table:table-cell>
          <table:table-cell office:value-type="float" office:value="0.0114315375299176" calcext:value-type="float">
            <text:p>0.011431537529918</text:p>
          </table:table-cell>
          <table:table-cell office:value-type="float" office:value="0.997297297297297" calcext:value-type="float">
            <text:p>0.997297297297297</text:p>
          </table:table-cell>
          <table:table-cell office:value-type="float" office:value="0.529462365591398" calcext:value-type="float">
            <text:p>0.529462365591398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498056155507559" calcext:value-type="float">
            <text:p>0.49805615550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93703703703704" calcext:value-type="float">
            <text:p>0.993703703703704</text:p>
          </table:table-cell>
          <table:table-cell office:value-type="float" office:value="0.926336996336996" calcext:value-type="float">
            <text:p>0.926336996336996</text:p>
          </table:table-cell>
          <table:table-cell office:value-type="float" office:value="0.0140789465249987" calcext:value-type="float">
            <text:p>0.014078946524999</text:p>
          </table:table-cell>
          <table:table-cell office:value-type="float" office:value="0.164715483617292" calcext:value-type="float">
            <text:p>0.164715483617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222222222222" calcext:value-type="float">
            <text:p>0.962222222222222</text:p>
          </table:table-cell>
          <table:table-cell office:value-type="float" office:value="0.558021978021978" calcext:value-type="float">
            <text:p>0.558021978021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84381091617934" calcext:value-type="float">
            <text:p>0.984381091617934</text:p>
          </table:table-cell>
          <table:table-cell office:value-type="float" office:value="0.84388372642683" calcext:value-type="float">
            <text:p>0.84388372642683</text:p>
          </table:table-cell>
          <table:table-cell office:value-type="float" office:value="0.0240099279764795" calcext:value-type="float">
            <text:p>0.02400992797648</text:p>
          </table:table-cell>
          <table:table-cell office:value-type="float" office:value="0.220797010339046" calcext:value-type="float">
            <text:p>0.220797010339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27155172413793" calcext:value-type="float">
            <text:p>0.527155172413793</text:p>
          </table:table-cell>
        </table:table-row>
      </table:table>
      <table:table table:name="Waveform (PICO-6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10668416054096" calcext:value-type="float">
            <text:p>0.51066841605409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824440777530414" calcext:value-type="float">
            <text:p>0.824440777530414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87804878048781" calcext:value-type="float">
            <text:p>0.48780487804878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8552158798855" calcext:value-type="float">
            <text:p>0.7855215879885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66114488192198" calcext:value-type="float">
            <text:p>0.566114488192198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5667400507539" calcext:value-type="float">
            <text:p>0.95667400507539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11849596137275" calcext:value-type="float">
            <text:p>0.5118495961372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6734693877551" calcext:value-type="float">
            <text:p>0.836734693877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2596594925937" calcext:value-type="float">
            <text:p>0.6225965949259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94673688344947" calcext:value-type="float">
            <text:p>0.49467368834494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47704297469495" calcext:value-type="float">
            <text:p>0.74770429746949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6334158809665" calcext:value-type="float">
            <text:p>0.97633415880966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0793650793651" calcext:value-type="float">
            <text:p>0.65079365079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43557299898902" calcext:value-type="float">
            <text:p>0.643557299898902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3289954082528" calcext:value-type="float">
            <text:p>0.7132899540825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9139225895859" calcext:value-type="float">
            <text:p>0.609139225895859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09806850118" calcext:value-type="float">
            <text:p>0.5009806850118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26843849847826" calcext:value-type="float">
            <text:p>0.52684384984782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60577398304202" calcext:value-type="float">
            <text:p>0.860577398304202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0.597560975609756" calcext:value-type="float">
            <text:p>0.59756097560975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7489850269204" calcext:value-type="float">
            <text:p>0.50748985026920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1878538650657" calcext:value-type="float">
            <text:p>0.711878538650657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32142857142857" calcext:value-type="float">
            <text:p>0.732142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70458426479553" calcext:value-type="float">
            <text:p>0.97045842647955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244077464684" calcext:value-type="float">
            <text:p>0.577244077464684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8461538461538" calcext:value-type="float">
            <text:p>0.78846153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1509734857011" calcext:value-type="float">
            <text:p>0.991509734857011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77014618633049" calcext:value-type="float">
            <text:p>0.377014618633049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21348314606742" calcext:value-type="float">
            <text:p>0.92134831460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53468445715094" calcext:value-type="float">
            <text:p>0.65346844571509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0735212891693" calcext:value-type="float">
            <text:p>0.7107352128916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914634146341463" calcext:value-type="float">
            <text:p>0.9146341463414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8799009281388" calcext:value-type="float">
            <text:p>0.7787990092813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" calcext:value-type="float">
            <text:p>0.92</text:p>
          </table:table-cell>
          <table:table-cell office:value-type="float" office:value="0.560975609756098" calcext:value-type="float">
            <text:p>0.5609756097560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74020058061902" calcext:value-type="float">
            <text:p>0.774020058061902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7491817709749" calcext:value-type="float">
            <text:p>0.55749181770974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926268712023" calcext:value-type="float">
            <text:p>0.577926268712023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1" calcext:value-type="float">
            <text:p>1</text:p>
          </table:table-cell>
          <table:table-cell office:value-type="float" office:value="0.182926829268293" calcext:value-type="float">
            <text:p>0.18292682926829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9478716049333" calcext:value-type="float">
            <text:p>0.709478716049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33211641274145" calcext:value-type="float">
            <text:p>0.93321164127414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718446601941748" calcext:value-type="float">
            <text:p>0.718446601941748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2366213455446" calcext:value-type="float">
            <text:p>0.552366213455446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2285530726607" calcext:value-type="float">
            <text:p>0.922285530726607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41463414634146" calcext:value-type="float">
            <text:p>0.84146341463414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5590790044877" calcext:value-type="float">
            <text:p>0.99559079004487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165712933207" calcext:value-type="float">
            <text:p>0.9916571293320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0577326288915" calcext:value-type="float">
            <text:p>0.59057732628891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5385514310099" calcext:value-type="float">
            <text:p>0.615385514310099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766355140186916" calcext:value-type="float">
            <text:p>0.766355140186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4793085928061" calcext:value-type="float">
            <text:p>0.5047930859280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96689207252897" calcext:value-type="float">
            <text:p>0.696689207252897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3660240071356" calcext:value-type="float">
            <text:p>0.813660240071356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6800671350984" calcext:value-type="float">
            <text:p>0.616800671350984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8286882812685" calcext:value-type="float">
            <text:p>0.70828688281268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18293763529297" calcext:value-type="float">
            <text:p>0.61829376352929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0203210984273" calcext:value-type="float">
            <text:p>1.0020321098427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8032989896085" calcext:value-type="float">
            <text:p>0.74803298989608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677685950413223" calcext:value-type="float">
            <text:p>0.67768595041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32853317852424" calcext:value-type="float">
            <text:p>0.932853317852424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92982456140351" calcext:value-type="float">
            <text:p>0.692982456140351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8981818276087" calcext:value-type="float">
            <text:p>0.718981818276087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1304347826087" calcext:value-type="float">
            <text:p>0.71304347826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76375473138401" calcext:value-type="float">
            <text:p>0.57637547313840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643478260869565" calcext:value-type="float">
            <text:p>0.643478260869565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43533544850942" calcext:value-type="float">
            <text:p>0.643533544850942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5460067708832" calcext:value-type="float">
            <text:p>0.62546006770883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1" calcext:value-type="float">
            <text:p>0.81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25169294168978" calcext:value-type="float">
            <text:p>0.725169294168978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02349505512306" calcext:value-type="float">
            <text:p>0.602349505512306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670731707317073" calcext:value-type="float">
            <text:p>0.67073170731707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6373558477567" calcext:value-type="float">
            <text:p>0.8263735584775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53658536585366" calcext:value-type="float">
            <text:p>0.35365853658536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2188351350358" calcext:value-type="float">
            <text:p>0.62218835135035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04878048780488" calcext:value-type="float">
            <text:p>0.8048780487804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7147293287398" calcext:value-type="float">
            <text:p>0.63714729328739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49490487170261" calcext:value-type="float">
            <text:p>0.549490487170261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3560717069135" calcext:value-type="float">
            <text:p>0.60356071706913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26829268292683" calcext:value-type="float">
            <text:p>0.92682926829268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1327813543617" calcext:value-type="float">
            <text:p>1.01327813543617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390243902439" calcext:value-type="float">
            <text:p>0.2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230491732606" calcext:value-type="float">
            <text:p>1.0323049173260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1670121764672" calcext:value-type="float">
            <text:p>0.921670121764672</text:p>
          </table:table-cell>
          <table:table-cell office:value-type="float" office:value="0.703125" calcext:value-type="float">
            <text:p>0.703125</text:p>
          </table:table-cell>
          <table:table-cell table:number-columns-repeated="2" office:value-type="float" office:value="0.768292682926829" calcext:value-type="float">
            <text:p>0.768292682926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6619715181085" calcext:value-type="float">
            <text:p>0.69661971518108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1092650663841" calcext:value-type="float">
            <text:p>0.410926506638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0454545454545" calcext:value-type="float">
            <text:p>0.920454545454545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27005834024573" calcext:value-type="float">
            <text:p>0.4270058340245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92769342187094" calcext:value-type="float">
            <text:p>0.692769342187094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38461538461538" calcext:value-type="float">
            <text:p>0.938461538461538</text:p>
          </table:table-cell>
          <table:table-cell office:value-type="float" office:value="0.74390243902439" calcext:value-type="float">
            <text:p>0.7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7373027387943" calcext:value-type="float">
            <text:p>0.69737302738794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1515557810816" calcext:value-type="float">
            <text:p>0.97151555781081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97779207981644" calcext:value-type="float">
            <text:p>0.9977792079816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2086129380044" calcext:value-type="float">
            <text:p>0.782086129380044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0.451219512195122" calcext:value-type="float">
            <text:p>0.45121951219512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583599075795" calcext:value-type="float">
            <text:p>1.01583599075795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2181478651544" calcext:value-type="float">
            <text:p>0.9921814786515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43931400629238" calcext:value-type="float">
            <text:p>0.743931400629238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700854700854701" calcext:value-type="float">
            <text:p>0.70085470085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28127552220119" calcext:value-type="float">
            <text:p>0.6281275522201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90243902439024" calcext:value-type="float">
            <text:p>0.890243902439024</text:p>
          </table:table-cell>
        </table:table-row>
      </table:table>
      <table:table table:name="High Resolution (PICO-60)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0675256971821" calcext:value-type="float">
            <text:p>0.50675256971821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50823329512657" calcext:value-type="float">
            <text:p>0.450823329512657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13757162378" calcext:value-type="float">
            <text:p>0.43611375716237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08443657528631" calcext:value-type="float">
            <text:p>0.50844365752863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18246618965771" calcext:value-type="float">
            <text:p>0.51824661896577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456866256112935" calcext:value-type="float">
            <text:p>0.45686625611293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95135608373269" calcext:value-type="float">
            <text:p>0.4951356083732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61582143116728" calcext:value-type="float">
            <text:p>0.46158214311672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90478488104948" calcext:value-type="float">
            <text:p>0.4904784881049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39857725477403" calcext:value-type="float">
            <text:p>0.53985772547740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7548626067956" calcext:value-type="float">
            <text:p>0.507548626067956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70151727667321" calcext:value-type="float">
            <text:p>0.47015172766732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86141990625133" calcext:value-type="float">
            <text:p>0.48614199062513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2710070964385" calcext:value-type="float">
            <text:p>0.47271007096438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98921934101957" calcext:value-type="float">
            <text:p>0.49892193410195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32400377967" calcext:value-type="float">
            <text:p>0.536324003779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76224270890638" calcext:value-type="float">
            <text:p>0.4762242708906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915986593741" calcext:value-type="float">
            <text:p>0.483915986593741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37860973196479" calcext:value-type="float">
            <text:p>0.437860973196479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466201947260658" calcext:value-type="float">
            <text:p>0.466201947260658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24394747721734" calcext:value-type="float">
            <text:p>0.52439474772173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02525456780301" calcext:value-type="float">
            <text:p>0.402525456780301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897727272727273" calcext:value-type="float">
            <text:p>0.897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558394673670378" calcext:value-type="float">
            <text:p>0.558394673670378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2178217821782" calcext:value-type="float">
            <text:p>0.78217821782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48496599414331" calcext:value-type="float">
            <text:p>0.44849659941433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5959512073083" calcext:value-type="float">
            <text:p>0.5159595120730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1171201362971" calcext:value-type="float">
            <text:p>0.50117120136297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527034750907223" calcext:value-type="float">
            <text:p>0.52703475090722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59593018946137" calcext:value-type="float">
            <text:p>0.459593018946137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4313908662392" calcext:value-type="float">
            <text:p>0.47431390866239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45703069014407" calcext:value-type="float">
            <text:p>0.54570306901440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2811167407561" calcext:value-type="float">
            <text:p>0.562811167407561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21026691968049" calcext:value-type="float">
            <text:p>0.521026691968049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392195922324" calcext:value-type="float">
            <text:p>0.47139219592232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91399397467832" calcext:value-type="float">
            <text:p>0.49139939746783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14132017003172" calcext:value-type="float">
            <text:p>0.514132017003172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03018775323172" calcext:value-type="float">
            <text:p>0.503018775323172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8357126159848" calcext:value-type="float">
            <text:p>0.483571261598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81420415628312" calcext:value-type="float">
            <text:p>0.48142041562831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531114190634652" calcext:value-type="float">
            <text:p>0.53111419063465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82228658805015" calcext:value-type="float">
            <text:p>0.48222865880501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81595829451387" calcext:value-type="float">
            <text:p>0.48159582945138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97245189041504" calcext:value-type="float">
            <text:p>0.497245189041504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71734229898968" calcext:value-type="float">
            <text:p>0.47173422989896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510375629403114" calcext:value-type="float">
            <text:p>0.510375629403114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30719866620695" calcext:value-type="float">
            <text:p>0.5307198666206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anded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65608218111875" calcext:value-type="float">
            <text:p>0.265608218111875</text:p>
          </table:table-cell>
          <table:table-cell office:value-type="float" office:value="0.966059027777778" calcext:value-type="float">
            <text:p>0.966059027777778</text:p>
          </table:table-cell>
          <table:table-cell office:value-type="float" office:value="0.947231139228148" calcext:value-type="float">
            <text:p>0.947231139228148</text:p>
          </table:table-cell>
          <table:table-cell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99413897233332" calcext:value-type="float">
            <text:p>0.299413897233332</text:p>
          </table:table-cell>
          <table:table-cell office:value-type="float" office:value="0.957526041666667" calcext:value-type="float">
            <text:p>0.957526041666667</text:p>
          </table:table-cell>
          <table:table-cell office:value-type="float" office:value="0.936811642996558" calcext:value-type="float">
            <text:p>0.936811642996558</text:p>
          </table:table-cell>
          <table:table-cell office:value-type="float" office:value="0.99810298102981" calcext:value-type="float">
            <text:p>0.99810298102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538205378021" calcext:value-type="float">
            <text:p>0.277538205378021</text:p>
          </table:table-cell>
          <table:table-cell office:value-type="float" office:value="0.963776041666667" calcext:value-type="float">
            <text:p>0.963776041666667</text:p>
          </table:table-cell>
          <table:table-cell office:value-type="float" office:value="0.94377535582391" calcext:value-type="float">
            <text:p>0.94377535582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13519301437528" calcext:value-type="float">
            <text:p>0.413519301437528</text:p>
          </table:table-cell>
          <table:table-cell office:value-type="float" office:value="0.922526041666667" calcext:value-type="float">
            <text:p>0.922526041666667</text:p>
          </table:table-cell>
          <table:table-cell office:value-type="float" office:value="0.893006036133201" calcext:value-type="float">
            <text:p>0.893006036133201</text:p>
          </table:table-cell>
          <table:table-cell office:value-type="float" office:value="0.999961685823755" calcext:value-type="float">
            <text:p>0.99996168582375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60957719112249" calcext:value-type="float">
            <text:p>0.260957719112249</text:p>
          </table:table-cell>
          <table:table-cell office:value-type="float" office:value="0.970868055555555" calcext:value-type="float">
            <text:p>0.970868055555555</text:p>
          </table:table-cell>
          <table:table-cell office:value-type="float" office:value="0.955404088512353" calcext:value-type="float">
            <text:p>0.955404088512353</text:p>
          </table:table-cell>
          <table:table-cell office:value-type="float" office:value="0.999502923976608" calcext:value-type="float">
            <text:p>0.99950292397660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61421292498349" calcext:value-type="float">
            <text:p>0.261421292498349</text:p>
          </table:table-cell>
          <table:table-cell office:value-type="float" office:value="0.970998263888889" calcext:value-type="float">
            <text:p>0.970998263888889</text:p>
          </table:table-cell>
          <table:table-cell office:value-type="float" office:value="0.958062607860786" calcext:value-type="float">
            <text:p>0.958062607860786</text:p>
          </table:table-cell>
          <table:table-cell office:value-type="float" office:value="0.996735483222825" calcext:value-type="float">
            <text:p>0.99673548322282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38383746355947" calcext:value-type="float">
            <text:p>0.238383746355947</text:p>
          </table:table-cell>
          <table:table-cell office:value-type="float" office:value="0.981041666666667" calcext:value-type="float">
            <text:p>0.981041666666667</text:p>
          </table:table-cell>
          <table:table-cell office:value-type="float" office:value="0.971173289776094" calcext:value-type="float">
            <text:p>0.971173289776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98691089468038" calcext:value-type="float">
            <text:p>0.298691089468038</text:p>
          </table:table-cell>
          <table:table-cell office:value-type="float" office:value="0.961241319444444" calcext:value-type="float">
            <text:p>0.961241319444444</text:p>
          </table:table-cell>
          <table:table-cell office:value-type="float" office:value="0.944352064893752" calcext:value-type="float">
            <text:p>0.944352064893752</text:p>
          </table:table-cell>
          <table:table-cell office:value-type="float" office:value="0.993736111111111" calcext:value-type="float">
            <text:p>0.99373611111111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697561373667" calcext:value-type="float">
            <text:p>0.2697561373667</text:p>
          </table:table-cell>
          <table:table-cell office:value-type="float" office:value="0.960763888888889" calcext:value-type="float">
            <text:p>0.960763888888889</text:p>
          </table:table-cell>
          <table:table-cell office:value-type="float" office:value="0.936850099055605" calcext:value-type="float">
            <text:p>0.93685009905560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mage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994974874371859" calcext:value-type="float">
            <text:p>0.9949748743718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00-00-00</text:date>, <text:time style:data-style-name="N2" text:time-value="18:19:25.176569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3T18:41:39.668396626</dc:date>
    <meta:editing-duration>PT1H47M57S</meta:editing-duration>
    <meta:editing-cycles>15</meta:editing-cycles>
    <meta:generator>LibreOffice/6.0.7.3$Linux_X86_64 LibreOffice_project/00m0$Build-3</meta:generator>
    <meta:document-statistic meta:table-count="7" meta:cell-count="4717" meta:object-count="0"/>
  </office:meta>
</office:document-meta>
</file>